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F000001AAB6E2FEA2.png" manifest:media-type="image/png"/>
  <manifest:file-entry manifest:full-path="Pictures/10000001000001780000001B5FAE371F.png" manifest:media-type="image/png"/>
  <manifest:file-entry manifest:full-path="Pictures/10001764000026D3000002CF45FFF6EE.emf" manifest:media-type="image/x-e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DejaVu Sans" svg:font-family="'DejaVu Sans'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" svg:font-family="Minio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solid" draw:fill-color="#e7e9f2" draw:textarea-horizontal-align="justify" draw:textarea-vertical-align="middle" draw:auto-grow-height="false" draw:fit-to-size="false" style:shrink-to-fit="true" draw:fit-to-contour="true" fo:min-height="11.049cm" fo:padding-top="0.125cm" fo:padding-bottom="0.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pr1" style:family="presentation" style:parent-style-name="Title_20_Slide-outline1" style:list-style-name="L6">
      <style:graphic-properties draw:stroke="none" svg:stroke-width="0cm" draw:fill="solid" draw:fill-color="#8592bc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outline1" style:list-style-name="L6">
      <style:graphic-properties draw:stroke="none" svg:stroke-width="0cm" draw:fill="solid" draw:fill-color="#001158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pr3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le_20_Slide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Index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Index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Index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ext_20_100_25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Text_20_100_25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Text_20_100_25_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_31__5f_Title_20_slide-outline1" style:list-style-name="L6">
      <style:graphic-properties draw:stroke="none" svg:stroke-width="0cm" draw:fill="solid" draw:fill-color="#001158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pr13" style:family="presentation" style:parent-style-name="_31__5f_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4" style:family="presentation" style:parent-style-name="_31__5f_Title_20_slid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8592bc"/>
      <style:paragraph-properties fo:margin-left="0cm" fo:margin-right="0cm" fo:margin-top="0.212cm" fo:margin-bottom="0.212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size="1pt" fo:letter-spacing="normal" fo:font-style="normal" style:text-underline-style="none" fo:font-weight="normal" fo:background-color="transparent" style:font-size-asian="1pt" style:font-style-asian="normal" style:font-weight-asian="normal" style:font-size-complex="1pt" style:font-style-complex="normal" style:font-weight-complex="normal" fo:hyphenate="false">
        <loext:char-complex-color loext:theme-type="light2" loext:color-type="theme"/>
      </style:text-properties>
    </style:style>
    <style:style style:name="P2" style:family="paragraph">
      <loext:graphic-properties draw:fill="solid" draw:fill-color="#001158"/>
      <style:paragraph-properties fo:margin-left="0cm" fo:margin-right="0cm" fo:margin-top="0.212cm" fo:margin-bottom="0.212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size="1pt" fo:letter-spacing="normal" fo:font-style="normal" style:text-underline-style="none" fo:font-weight="normal" fo:background-color="transparent" style:font-size-asian="1pt" style:font-style-asian="normal" style:font-weight-asian="normal" style:font-size-complex="1pt" style:font-style-complex="normal" style:font-weight-complex="normal" fo:hyphenate="false">
        <loext:char-complex-color loext:theme-type="light2" loext:color-type="theme"/>
      </style:text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9" style:family="paragraph">
      <style:paragraph-properties fo:margin-left="0cm" fo:margin-right="0cm" fo:margin-top="0.282cm" fo:margin-bottom="0.282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loext:graphic-properties draw:fill="solid" draw:fill-color="#e7e9f2"/>
      <style:paragraph-properties fo:text-align="start" style:font-independent-line-spacing="true"/>
      <style:text-properties fo:font-size="14p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212cm" fo:margin-bottom="0.212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4" style:family="paragraph">
      <style:paragraph-properties fo:margin-left="0cm" fo:margin-right="0cm" fo:margin-top="0.212cm" fo:margin-bottom="0.212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  <style:text-properties loext:hyphenation-no-caps="false" loext:hyphenation-no-last-word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54pt" fo:letter-spacing="normal" fo:language="nl" fo:country="NL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nl" fo:country="NL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size="40pt" fo:letter-spacing="normal" fo:language="nl" fo:country="NL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light2" loext:color-type="theme"/>
      </style:text-properties>
    </style:style>
    <style:style style:name="T4" style:family="text"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size="24pt" fo:letter-spacing="normal" fo:language="nl" fo:country="N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T5" style:family="text"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size="18pt" fo:letter-spacing="normal" fo:language="nl" fo:country="N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2" loext:color-type="theme"/>
      </style:text-properties>
    </style:style>
    <style:style style:name="T6" style:family="text"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size="18pt" fo:letter-spacing="normal" fo:language="nl" fo:country="N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T7" style:family="text"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light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005cm"/>
        <style:text-properties fo:color="#00115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005cm"/>
        <style:text-properties fo:color="#001158" fo:font-size="100%"/>
      </text:list-level-style-number>
      <text:list-level-style-bullet text:level="2" text:bullet-char="•">
        <style:list-level-properties text:space-before="1.005cm" text:min-label-width="0.503cm"/>
        <style:text-properties fo:font-family="Arial" style:font-family-generic="swiss" style:font-pitch="variable" fo:color="#001158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fo:color="#00115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 presentation" draw:style-name="dp1" draw:master-page-name="Title_20_Slide" presentation:presentation-page-layout-name="AL1T0" xml:id="id1" draw:id="id1">
        <draw:frame draw:name="Tijdelijke aanduiding voor tekst 12" presentation:style-name="pr1" draw:text-style-name="P1" draw:layer="layout" svg:width="33.883cm" svg:height="12.56cm" svg:x="0cm" svg:y="0cm" presentation:class="outline" presentation:placeholder="true" presentation:user-transformed="true">
          <draw:text-box/>
        </draw:frame>
        <draw:frame draw:name="Tijdelijke aanduiding voor tekst 11" presentation:style-name="pr2" draw:text-style-name="P2" draw:layer="layout" svg:width="33.883cm" svg:height="10.33cm" svg:x="0cm" svg:y="0cm" presentation:class="outline" presentation:placeholder="true" presentation:user-transformed="true">
          <draw:text-box/>
        </draw:frame>
        <draw:frame draw:name="Titel 3" presentation:style-name="pr3" draw:text-style-name="P4" draw:layer="layout" svg:width="28.402cm" svg:height="4.6cm" svg:x="4.141cm" svg:y="2.924cm" presentation:class="title" presentation:user-transformed="true">
          <draw:text-box>
            <text:p text:style-name="P3"><text:span text:style-name="T1">Presentation Thesis Tomke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41cm" svg:height="9.524cm" svg:x="1.054cm" svg:y="1.905cm" draw:page-number="1" presentation:class="page"/>
          <draw:frame draw:name="Notes Placeholder 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</presentation:notes>
      </draw:page>
      <draw:page draw:name="Index" draw:style-name="dp3" draw:master-page-name="Index" xml:id="id2" draw:id="id2">
        <draw:frame draw:name="Titel 1" presentation:style-name="pr6" draw:text-style-name="P8" draw:layer="layout" svg:width="31.635cm" svg:height="1.199cm" svg:x="1.124cm" svg:y="1.124cm" presentation:class="title" presentation:user-transformed="true">
          <draw:text-box>
            <text:p text:style-name="P3"><text:span text:style-name="T3">Index</text:span></text:p>
          </draw:text-box>
        </draw:frame>
        <draw:frame draw:name="Tijdelijke aanduiding voor verticale tekst 2" presentation:style-name="pr7" draw:text-style-name="P10" draw:layer="layout" svg:width="19.017cm" svg:height="13.321cm" svg:x="1.124cm" svg:y="3.48cm" presentation:class="outline" presentation:user-transformed="true">
          <draw:text-box>
            <text:list text:style-name="L3">
              <text:list-item>
                <text:p text:style-name="P9"><text:span text:style-name="T4">Introduction</text:span></text:p>
              </text:list-item>
              <text:list-item>
                <text:p text:style-name="P9"><text:span text:style-name="T4">Methodology</text:span></text:p>
              </text:list-item>
              <text:list-item>
                <text:p text:style-name="P9"><text:span text:style-name="T4">Results</text:span></text:p>
              </text:list-item>
            </text:list>
            <text:list text:style-name="L4">
              <text:list-item>
                <text:p text:style-name="P9"><text:span text:style-name="T4">Discussion</text:span></text:p>
              </text:list-item>
              <text:list-item>
                <text:p text:style-name="P9"><text:span text:style-name="T4">Conclusion</text:span></text:p>
              </text:list-item>
            </text:list>
          </draw:text-box>
        </draw:frame>
        <draw:frame draw:name="Picture Placeholder 5" draw:style-name="gr2" draw:text-style-name="P11" draw:layer="layout" svg:width="12.054cm" svg:height="13.321cm" svg:x="20.705cm" svg:y="3.479cm" presentation:class="graphic" presentation:placeholder="true" presentation:user-transformed="true"/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ly text" draw:style-name="dp5" draw:master-page-name="Text_20_100_25_" xml:id="id3" draw:id="id3">
        <draw:frame draw:name="Titel 6" presentation:style-name="pr9" draw:text-style-name="P8" draw:layer="layout" svg:width="31.635cm" svg:height="1.199cm" svg:x="1.124cm" svg:y="1.124cm" presentation:class="title" presentation:user-transformed="true">
          <draw:text-box>
            <text:p text:style-name="P3"><text:span text:style-name="T3">Introduction</text:span></text:p>
          </draw:text-box>
        </draw:frame>
        <draw:frame draw:name="Tijdelijke aanduiding voor verticale tekst 7" presentation:style-name="pr10" draw:text-style-name="P15" draw:layer="layout" svg:width="31.635cm" svg:height="13.321cm" svg:x="1.124cm" svg:y="3.48cm" presentation:class="outline" presentation:user-transformed="true">
          <draw:text-box>
            <text:list text:style-name="L5">
              <text:list-header>
                <text:p text:style-name="P13"><text:span text:style-name="T5"/></text:p>
              </text:list-header>
              <text:list-item>
                <text:p text:style-name="P13"><text:span text:style-name="T6">General introduction → extend</text:span></text:p>
              </text:list-item>
              <text:list-item>
                <text:p text:style-name="P13"><text:span text:style-name="T6">Diabetes → done</text:span></text:p>
              </text:list-item>
              <text:list-item>
                <text:p text:style-name="P13"><text:span text:style-name="T6">HfpEF → done</text:span></text:p>
              </text:list-item>
              <text:list-item>
                <text:p text:style-name="P13"><text:span text:style-name="T6">Counterfactual Explanations → extend</text:span></text:p>
              </text:list-item>
              <text:list-item>
                <text:p text:style-name="P13"><text:span text:style-name="T6">Related Work → extend</text:span></text:p>
              </text:list-item>
              <text:list-item>
                <text:p text:style-name="P13"><text:span text:style-name="T6">Main Contributions → check</text:span></text:p>
              </text:list-item>
            </text:list>
            <text:p text:style-name="P14"><text:span text:style-name="T6"/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1" draw:layer="layout" svg:width="16.941cm" svg:height="9.524cm" svg:x="1.054cm" svg:y="1.93cm" draw:page-number="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Text_20_100_25_" xml:id="id4" draw:id="id4">
        <draw:frame draw:name="Titel 2" presentation:style-name="pr9" draw:text-style-name="P8" draw:layer="layout" svg:width="31.635cm" svg:height="1.199cm" svg:x="1.124cm" svg:y="1.124cm" presentation:class="title" presentation:user-transformed="true">
          <draw:text-box>
            <text:p text:style-name="P3"><text:span text:style-name="T3">Methodology</text:span></text:p>
          </draw:text-box>
        </draw:frame>
        <draw:frame draw:name="Tijdelijke aanduiding voor verticale tekst 1" presentation:style-name="pr10" draw:text-style-name="P15" draw:layer="layout" svg:width="31.635cm" svg:height="13.321cm" svg:x="1.124cm" svg:y="3.48cm" presentation:class="outline" presentation:user-transformed="true">
          <draw:text-box>
            <text:list text:style-name="L5">
              <text:list-header>
                <text:p text:style-name="P13"><text:span text:style-name="T5"/></text:p>
              </text:list-header>
              <text:list-item>
                <text:p text:style-name="P13"><text:span text:style-name="T6">Problem Formulation → check</text:span></text:p>
              </text:list-item>
              <text:list-item>
                <text:p text:style-name="P13"><text:span text:style-name="T6">Algorithm → update, extend</text:span></text:p>
              </text:list-item>
              <text:list-item>
                <text:p text:style-name="P13"><text:span text:style-name="T6">Experiments </text:span></text:p>
                <text:list>
                  <text:list-item>
                    <text:p text:style-name="P16"><text:span text:style-name="T6">Data Preparation → Mimic: update, extend Sim/Ohio: </text:span><text:span text:style-name="T6">check</text:span></text:p>
                  </text:list-item>
                  <text:list-item>
                    <text:p text:style-name="P16"><text:span text:style-name="T6">Experimental Setup → check, MF: extend, CG: update</text:span></text:p>
                  </text:list-item>
                  <text:list-item>
                    <text:p text:style-name="P16"><text:span text:style-name="T6">Evaluation Metrics → update, extend</text:span></text:p>
                  </text:list-item>
                </text:list>
              </text:list-item>
            </text:list>
            <text:p text:style-name="P14"><text:span text:style-name="T6"/></text:p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1" draw:layer="layout" svg:width="16.941cm" svg:height="9.524cm" svg:x="1.054cm" svg:y="1.93cm" draw:page-number="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Text_20_100_25_" xml:id="id5" draw:id="id5">
        <draw:frame draw:name="Titel 4" presentation:style-name="pr9" draw:text-style-name="P8" draw:layer="layout" svg:width="31.635cm" svg:height="1.199cm" svg:x="1.124cm" svg:y="1.124cm" presentation:class="title" presentation:user-transformed="true">
          <draw:text-box>
            <text:p text:style-name="P3"><text:span text:style-name="T3">Results</text:span></text:p>
          </draw:text-box>
        </draw:frame>
        <draw:frame draw:name="Tijdelijke aanduiding voor verticale tekst 3" presentation:style-name="pr10" draw:text-style-name="P15" draw:layer="layout" svg:width="31.635cm" svg:height="13.321cm" svg:x="1.124cm" svg:y="3.48cm" presentation:class="outline" presentation:user-transformed="true">
          <draw:text-box>
            <text:list text:style-name="L5">
              <text:list-header>
                <text:p text:style-name="P13"><text:span text:style-name="T5"/></text:p>
              </text:list-header>
              <text:list-item>
                <text:p text:style-name="P13"><text:span text:style-name="T6">Multivariate Forecasting</text:span></text:p>
                <text:list>
                  <text:list-item>
                    <text:p text:style-name="P16"><text:span text:style-name="T6">Ohio → check, write</text:span></text:p>
                  </text:list-item>
                  <text:list-item>
                    <text:p text:style-name="P16"><text:span text:style-name="T7">Sim</text:span><text:span text:style-name="T6"> → check, write</text:span></text:p>
                  </text:list-item>
                  <text:list-item>
                    <text:p text:style-name="P16"><text:span text:style-name="T7">MIMIC</text:span><text:span text:style-name="T6"> → graphics, write</text:span></text:p>
                  </text:list-item>
                </text:list>
              </text:list-item>
              <text:list-item>
                <text:p text:style-name="P13"><text:span text:style-name="T7">Counterfactuals</text:span></text:p>
                <text:list>
                  <text:list-item>
                    <text:p text:style-name="P16"><text:span text:style-name="T7">Ohio → </text:span><text:span text:style-name="T6">graphics, write</text:span></text:p>
                  </text:list-item>
                  <text:list-item>
                    <text:p text:style-name="P16"><text:span text:style-name="T7">Sim → </text:span><text:span text:style-name="T6">graphics, write</text:span></text:p>
                  </text:list-item>
                  <text:list-item>
                    <text:p text:style-name="P16"><text:span text:style-name="T7">MIMIC → </text:span><text:span text:style-name="T6">graphics, write</text:span></text:p>
                  </text:list-item>
                </text:list>
              </text:list-item>
            </text:list>
            <text:p text:style-name="P14"><text:span text:style-name="T6"/></text:p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1" draw:layer="layout" svg:width="16.941cm" svg:height="9.524cm" svg:x="1.054cm" svg:y="1.93cm" draw:page-number="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Text_20_100_25_" xml:id="id6" draw:id="id6">
        <draw:frame draw:name="Titel 7" presentation:style-name="pr9" draw:text-style-name="P8" draw:layer="layout" svg:width="31.635cm" svg:height="1.199cm" svg:x="1.124cm" svg:y="1.124cm" presentation:class="title" presentation:user-transformed="true">
          <draw:text-box>
            <text:p text:style-name="P3"><text:span text:style-name="T3">Discussion</text:span></text:p>
          </draw:text-box>
        </draw:frame>
        <draw:frame draw:name="Tijdelijke aanduiding voor verticale tekst 5" presentation:style-name="pr10" draw:text-style-name="P15" draw:layer="layout" svg:width="31.635cm" svg:height="13.321cm" svg:x="1.124cm" svg:y="3.48cm" presentation:class="outline" presentation:user-transformed="true">
          <draw:text-box>
            <text:list text:style-name="L5">
              <text:list-header>
                <text:p text:style-name="P13"><text:span text:style-name="T5"/></text:p>
              </text:list-header>
              <text:list-item>
                <text:p text:style-name="P13"><text:span text:style-name="T6">Results → write</text:span></text:p>
              </text:list-item>
              <text:list-item>
                <text:p text:style-name="P13"><text:span text:style-name="T7">Limitations</text:span><text:span text:style-name="T6"> → write</text:span></text:p>
              </text:list-item>
              <text:list-item>
                <text:p text:style-name="P13"><text:span text:style-name="T7">Future Work</text:span><text:span text:style-name="T6"> → write</text:span></text:p>
              </text:list-item>
            </text:list>
            <text:p text:style-name="P14"><text:span text:style-name="T6"/></text:p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1" draw:layer="layout" svg:width="16.941cm" svg:height="9.524cm" svg:x="1.054cm" svg:y="1.93cm" draw:page-number="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Text_20_100_25_" xml:id="id7" draw:id="id7">
        <draw:frame draw:name="Titel 8" presentation:style-name="pr9" draw:text-style-name="P8" draw:layer="layout" svg:width="31.635cm" svg:height="1.199cm" svg:x="1.124cm" svg:y="1.124cm" presentation:class="title" presentation:user-transformed="true">
          <draw:text-box>
            <text:p text:style-name="P3"><text:span text:style-name="T3">Conclusion and Abstract</text:span></text:p>
          </draw:text-box>
        </draw:frame>
        <draw:frame draw:name="Tijdelijke aanduiding voor verticale tekst 6" presentation:style-name="pr10" draw:text-style-name="P15" draw:layer="layout" svg:width="31.635cm" svg:height="13.321cm" svg:x="1.124cm" svg:y="3.48cm" presentation:class="outline" presentation:user-transformed="true">
          <draw:text-box>
            <text:list text:style-name="L5">
              <text:list-header>
                <text:p text:style-name="P13"><text:span text:style-name="T5"/></text:p>
              </text:list-header>
              <text:list-item>
                <text:p text:style-name="P13"><text:span text:style-name="T6">Write</text:span></text:p>
              </text:list-item>
            </text:list>
            <text:p text:style-name="P14"><text:span text:style-name="T6"/></text:p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1" draw:layer="layout" svg:width="16.941cm" svg:height="9.524cm" svg:x="1.054cm" svg:y="1.93cm" draw:page-number="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le closure" draw:style-name="dp1" draw:master-page-name="_31__5f_Title_20_slide" xml:id="id8" draw:id="id8">
        <draw:frame draw:name="Tijdelijke aanduiding voor tekst 5" presentation:style-name="pr12" draw:text-style-name="P2" draw:layer="layout" svg:width="33.883cm" svg:height="12.56cm" svg:x="0cm" svg:y="0cm" presentation:class="outline" presentation:placeholder="true" presentation:user-transformed="true">
          <draw:text-box/>
        </draw:frame>
        <draw:frame draw:name="Titel 3" presentation:style-name="pr13" draw:text-style-name="P4" draw:layer="layout" svg:width="28.402cm" svg:height="4.6cm" svg:x="4.141cm" svg:y="2.924cm" presentation:class="title" presentation:user-transformed="true">
          <draw:text-box>
            <text:p text:style-name="P3"><text:span text:style-name="T1">Title closure</text:span></text:p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1" draw:layer="layout" svg:width="16.941cm" svg:height="9.524cm" svg:x="1.054cm" svg:y="1.93cm" draw:page-number="8" presentation:class="page"/>
          <draw:frame presentation:style-name="pr1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DejaVu Sans" svg:font-family="'DejaVu Sans'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" svg:font-family="Minio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2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2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light2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dark2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Graph_20_100_25_-background" style:display-name="Graph 100%-background" style:family="presentation">
      <style:graphic-properties draw:stroke="none" draw:fill="solid" draw:fill-color="#ffffff"/>
      <style:text-properties style:letter-kerning="true"/>
    </style:style>
    <style:style style:name="Graph_20_100_25_-backgroundobjects" style:display-name="Graph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ph_20_100_25_-notes" style:display-name="Graph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ph_20_100_25_-outline1" style:display-name="Graph 100%-outline1" style:family="presentation">
      <style:graphic-properties draw:stroke="none" draw:fill="none" draw:auto-grow-height="false" draw:fit-to-size="false" style:shrink-to-fit="true" style:writing-mode="lr-tb">
        <text:list-style style:name="Graph_20_100_25_-outline1" style:display-name="Graph 100%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2" loext:color-type="theme"/>
      </style:text-properties>
    </style:style>
    <style:style style:name="Graph_20_100_25_-outline2" style:display-name="Graph 100%-outline2" style:family="presentation" style:parent-style-name="Graph_20_100_25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2" loext:color-type="theme"/>
      </style:text-properties>
    </style:style>
    <style:style style:name="Graph_20_100_25_-outline3" style:display-name="Graph 100%-outline3" style:family="presentation" style:parent-style-name="Graph_20_100_25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light2" loext:color-type="theme"/>
      </style:text-properties>
    </style:style>
    <style:style style:name="Graph_20_100_25_-outline4" style:display-name="Graph 100%-outline4" style:family="presentation" style:parent-style-name="Graph_20_100_25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dark2" loext:color-type="theme"/>
      </style:text-properties>
    </style:style>
    <style:style style:name="Graph_20_100_25_-outline5" style:display-name="Graph 100%-outline5" style:family="presentation" style:parent-style-name="Graph_20_100_25_-outline4">
      <style:paragraph-properties fo:margin-top="0.1cm" fo:margin-bottom="0cm"/>
      <style:text-properties fo:font-size="20pt" style:font-size-asian="20pt" style:font-size-complex="20pt"/>
    </style:style>
    <style:style style:name="Graph_20_100_25_-outline6" style:display-name="Graph 100%-outline6" style:family="presentation" style:parent-style-name="Graph_20_100_25_-outline5">
      <style:paragraph-properties fo:margin-top="0.1cm" fo:margin-bottom="0cm"/>
      <style:text-properties fo:font-size="20pt" style:font-size-asian="20pt" style:font-size-complex="20pt"/>
    </style:style>
    <style:style style:name="Graph_20_100_25_-outline7" style:display-name="Graph 100%-outline7" style:family="presentation" style:parent-style-name="Graph_20_100_25_-outline6">
      <style:paragraph-properties fo:margin-top="0.1cm" fo:margin-bottom="0cm"/>
      <style:text-properties fo:font-size="20pt" style:font-size-asian="20pt" style:font-size-complex="20pt"/>
    </style:style>
    <style:style style:name="Graph_20_100_25_-outline8" style:display-name="Graph 100%-outline8" style:family="presentation" style:parent-style-name="Graph_20_100_25_-outline7">
      <style:paragraph-properties fo:margin-top="0.1cm" fo:margin-bottom="0cm"/>
      <style:text-properties fo:font-size="20pt" style:font-size-asian="20pt" style:font-size-complex="20pt"/>
    </style:style>
    <style:style style:name="Graph_20_100_25_-outline9" style:display-name="Graph 100%-outline9" style:family="presentation" style:parent-style-name="Graph_20_100_25_-outline8">
      <style:paragraph-properties fo:margin-top="0.1cm" fo:margin-bottom="0cm"/>
      <style:text-properties fo:font-size="20pt" style:font-size-asian="20pt" style:font-size-complex="20pt"/>
    </style:style>
    <style:style style:name="Graph_20_100_25_-subtitle" style:display-name="Graph 100%-subtitle" style:family="presentation">
      <style:graphic-properties draw:stroke="none" draw:fill="none" draw:textarea-vertical-align="middle">
        <text:list-style style:name="Graph_20_100_25_-subtitle" style:display-name="Graph 100%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ph_20_100_25_-title" style:display-name="Graph 100%-title" style:family="presentation">
      <style:graphic-properties draw:stroke="none" draw:fill="none" draw:textarea-vertical-align="middle" style:writing-mode="lr-tb">
        <text:list-style style:name="Graph_20_100_25_-title" style:display-name="Graph 100%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o_20_100_25_-background" style:display-name="Video 100%-background" style:family="presentation">
      <style:graphic-properties draw:stroke="none" draw:fill="solid" draw:fill-color="#ffffff"/>
      <style:text-properties style:letter-kerning="true"/>
    </style:style>
    <style:style style:name="Video_20_100_25_-backgroundobjects" style:display-name="Video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o_20_100_25_-notes" style:display-name="Video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o_20_100_25_-outline1" style:display-name="Video 100%-outline1" style:family="presentation">
      <style:graphic-properties draw:stroke="none" draw:fill="none" draw:auto-grow-height="false" draw:fit-to-size="false" style:shrink-to-fit="true" style:writing-mode="lr-tb">
        <text:list-style style:name="Video_20_100_25_-outline1" style:display-name="Video 100%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2" loext:color-type="theme"/>
      </style:text-properties>
    </style:style>
    <style:style style:name="Video_20_100_25_-outline2" style:display-name="Video 100%-outline2" style:family="presentation" style:parent-style-name="Video_20_100_25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2" loext:color-type="theme"/>
      </style:text-properties>
    </style:style>
    <style:style style:name="Video_20_100_25_-outline3" style:display-name="Video 100%-outline3" style:family="presentation" style:parent-style-name="Video_20_100_25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light2" loext:color-type="theme"/>
      </style:text-properties>
    </style:style>
    <style:style style:name="Video_20_100_25_-outline4" style:display-name="Video 100%-outline4" style:family="presentation" style:parent-style-name="Video_20_100_25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dark2" loext:color-type="theme"/>
      </style:text-properties>
    </style:style>
    <style:style style:name="Video_20_100_25_-outline5" style:display-name="Video 100%-outline5" style:family="presentation" style:parent-style-name="Video_20_100_25_-outline4">
      <style:paragraph-properties fo:margin-top="0.1cm" fo:margin-bottom="0cm"/>
      <style:text-properties fo:font-size="20pt" style:font-size-asian="20pt" style:font-size-complex="20pt"/>
    </style:style>
    <style:style style:name="Video_20_100_25_-outline6" style:display-name="Video 100%-outline6" style:family="presentation" style:parent-style-name="Video_20_100_25_-outline5">
      <style:paragraph-properties fo:margin-top="0.1cm" fo:margin-bottom="0cm"/>
      <style:text-properties fo:font-size="20pt" style:font-size-asian="20pt" style:font-size-complex="20pt"/>
    </style:style>
    <style:style style:name="Video_20_100_25_-outline7" style:display-name="Video 100%-outline7" style:family="presentation" style:parent-style-name="Video_20_100_25_-outline6">
      <style:paragraph-properties fo:margin-top="0.1cm" fo:margin-bottom="0cm"/>
      <style:text-properties fo:font-size="20pt" style:font-size-asian="20pt" style:font-size-complex="20pt"/>
    </style:style>
    <style:style style:name="Video_20_100_25_-outline8" style:display-name="Video 100%-outline8" style:family="presentation" style:parent-style-name="Video_20_100_25_-outline7">
      <style:paragraph-properties fo:margin-top="0.1cm" fo:margin-bottom="0cm"/>
      <style:text-properties fo:font-size="20pt" style:font-size-asian="20pt" style:font-size-complex="20pt"/>
    </style:style>
    <style:style style:name="Video_20_100_25_-outline9" style:display-name="Video 100%-outline9" style:family="presentation" style:parent-style-name="Video_20_100_25_-outline8">
      <style:paragraph-properties fo:margin-top="0.1cm" fo:margin-bottom="0cm"/>
      <style:text-properties fo:font-size="20pt" style:font-size-asian="20pt" style:font-size-complex="20pt"/>
    </style:style>
    <style:style style:name="Video_20_100_25_-subtitle" style:display-name="Video 100%-subtitle" style:family="presentation">
      <style:graphic-properties draw:stroke="none" draw:fill="none" draw:textarea-vertical-align="middle">
        <text:list-style style:name="Video_20_100_25_-subtitle" style:display-name="Video 100%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o_20_100_25_-title" style:display-name="Video 100%-title" style:family="presentation">
      <style:graphic-properties draw:stroke="none" draw:fill="none" draw:textarea-vertical-align="middle" style:writing-mode="lr-tb">
        <text:list-style style:name="Video_20_100_25_-title" style:display-name="Video 100%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 style:writing-mode="lr-tb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2" loext:color-type="theme"/>
      </style:text-properties>
    </style:style>
    <style:style style:name="_31__5f_Title_20_slide-outline2" style:display-name="1_Title slide-outline2" style:family="presentation" style:parent-style-name="_31__5f_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2" loext:color-type="theme"/>
      </style:text-properties>
    </style:style>
    <style:style style:name="_31__5f_Title_20_slide-outline3" style:display-name="1_Title slide-outline3" style:family="presentation" style:parent-style-name="_31__5f_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light2" loext:color-type="theme"/>
      </style:text-properties>
    </style:style>
    <style:style style:name="_31__5f_Title_20_slide-outline4" style:display-name="1_Title slide-outline4" style:family="presentation" style:parent-style-name="_31__5f_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dark2" loext:color-type="theme"/>
      </style:text-properties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 style:writing-mode="lr-tb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ndex-background" style:family="presentation">
      <style:graphic-properties draw:stroke="none" draw:fill="solid" draw:fill-color="#ffffff"/>
      <style:text-properties style:letter-kerning="true"/>
    </style:style>
    <style:style style:name="Inde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de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dex-outline1" style:family="presentation">
      <style:graphic-properties draw:stroke="none" draw:fill="none" draw:auto-grow-height="false" draw:fit-to-size="false" style:shrink-to-fit="true" style:writing-mode="lr-tb">
        <text:list-style style:name="Index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2" loext:color-type="theme"/>
      </style:text-properties>
    </style:style>
    <style:style style:name="Index-outline2" style:family="presentation" style:parent-style-name="Index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2" loext:color-type="theme"/>
      </style:text-properties>
    </style:style>
    <style:style style:name="Index-outline3" style:family="presentation" style:parent-style-name="Index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light2" loext:color-type="theme"/>
      </style:text-properties>
    </style:style>
    <style:style style:name="Index-outline4" style:family="presentation" style:parent-style-name="Index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dark2" loext:color-type="theme"/>
      </style:text-properties>
    </style:style>
    <style:style style:name="Index-outline5" style:family="presentation" style:parent-style-name="Index-outline4">
      <style:paragraph-properties fo:margin-top="0.1cm" fo:margin-bottom="0cm"/>
      <style:text-properties fo:font-size="20pt" style:font-size-asian="20pt" style:font-size-complex="20pt"/>
    </style:style>
    <style:style style:name="Index-outline6" style:family="presentation" style:parent-style-name="Index-outline5">
      <style:paragraph-properties fo:margin-top="0.1cm" fo:margin-bottom="0cm"/>
      <style:text-properties fo:font-size="20pt" style:font-size-asian="20pt" style:font-size-complex="20pt"/>
    </style:style>
    <style:style style:name="Index-outline7" style:family="presentation" style:parent-style-name="Index-outline6">
      <style:paragraph-properties fo:margin-top="0.1cm" fo:margin-bottom="0cm"/>
      <style:text-properties fo:font-size="20pt" style:font-size-asian="20pt" style:font-size-complex="20pt"/>
    </style:style>
    <style:style style:name="Index-outline8" style:family="presentation" style:parent-style-name="Index-outline7">
      <style:paragraph-properties fo:margin-top="0.1cm" fo:margin-bottom="0cm"/>
      <style:text-properties fo:font-size="20pt" style:font-size-asian="20pt" style:font-size-complex="20pt"/>
    </style:style>
    <style:style style:name="Index-outline9" style:family="presentation" style:parent-style-name="Index-outline8">
      <style:paragraph-properties fo:margin-top="0.1cm" fo:margin-bottom="0cm"/>
      <style:text-properties fo:font-size="20pt" style:font-size-asian="20pt" style:font-size-complex="20pt"/>
    </style:style>
    <style:style style:name="Index-subtitle" style:family="presentation">
      <style:graphic-properties draw:stroke="none" draw:fill="none" draw:textarea-vertical-align="middle">
        <text:list-style style:name="Index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dex-title" style:family="presentation">
      <style:graphic-properties draw:stroke="none" draw:fill="none" draw:textarea-vertical-align="middle" style:writing-mode="lr-tb">
        <text:list-style style:name="Index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100_25_-background" style:display-name="Text 100%-background" style:family="presentation">
      <style:graphic-properties draw:stroke="none" draw:fill="solid" draw:fill-color="#ffffff"/>
      <style:text-properties style:letter-kerning="true"/>
    </style:style>
    <style:style style:name="Text_20_100_25_-backgroundobjects" style:display-name="Text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100_25_-notes" style:display-name="Text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100_25_-outline1" style:display-name="Text 100%-outline1" style:family="presentation">
      <style:graphic-properties draw:stroke="none" draw:fill="none" draw:auto-grow-height="false" draw:fit-to-size="false" style:shrink-to-fit="true" style:writing-mode="lr-tb">
        <text:list-style style:name="Text_20_100_25_-outline1" style:display-name="Text 100%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2" loext:color-type="theme"/>
      </style:text-properties>
    </style:style>
    <style:style style:name="Text_20_100_25_-outline2" style:display-name="Text 100%-outline2" style:family="presentation" style:parent-style-name="Text_20_100_25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2" loext:color-type="theme"/>
      </style:text-properties>
    </style:style>
    <style:style style:name="Text_20_100_25_-outline3" style:display-name="Text 100%-outline3" style:family="presentation" style:parent-style-name="Text_20_100_25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light2" loext:color-type="theme"/>
      </style:text-properties>
    </style:style>
    <style:style style:name="Text_20_100_25_-outline4" style:display-name="Text 100%-outline4" style:family="presentation" style:parent-style-name="Text_20_100_25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dark2" loext:color-type="theme"/>
      </style:text-properties>
    </style:style>
    <style:style style:name="Text_20_100_25_-outline5" style:display-name="Text 100%-outline5" style:family="presentation" style:parent-style-name="Text_20_100_25_-outline4">
      <style:paragraph-properties fo:margin-top="0.1cm" fo:margin-bottom="0cm"/>
      <style:text-properties fo:font-size="20pt" style:font-size-asian="20pt" style:font-size-complex="20pt"/>
    </style:style>
    <style:style style:name="Text_20_100_25_-outline6" style:display-name="Text 100%-outline6" style:family="presentation" style:parent-style-name="Text_20_100_25_-outline5">
      <style:paragraph-properties fo:margin-top="0.1cm" fo:margin-bottom="0cm"/>
      <style:text-properties fo:font-size="20pt" style:font-size-asian="20pt" style:font-size-complex="20pt"/>
    </style:style>
    <style:style style:name="Text_20_100_25_-outline7" style:display-name="Text 100%-outline7" style:family="presentation" style:parent-style-name="Text_20_100_25_-outline6">
      <style:paragraph-properties fo:margin-top="0.1cm" fo:margin-bottom="0cm"/>
      <style:text-properties fo:font-size="20pt" style:font-size-asian="20pt" style:font-size-complex="20pt"/>
    </style:style>
    <style:style style:name="Text_20_100_25_-outline8" style:display-name="Text 100%-outline8" style:family="presentation" style:parent-style-name="Text_20_100_25_-outline7">
      <style:paragraph-properties fo:margin-top="0.1cm" fo:margin-bottom="0cm"/>
      <style:text-properties fo:font-size="20pt" style:font-size-asian="20pt" style:font-size-complex="20pt"/>
    </style:style>
    <style:style style:name="Text_20_100_25_-outline9" style:display-name="Text 100%-outline9" style:family="presentation" style:parent-style-name="Text_20_100_25_-outline8">
      <style:paragraph-properties fo:margin-top="0.1cm" fo:margin-bottom="0cm"/>
      <style:text-properties fo:font-size="20pt" style:font-size-asian="20pt" style:font-size-complex="20pt"/>
    </style:style>
    <style:style style:name="Text_20_100_25_-subtitle" style:display-name="Text 100%-subtitle" style:family="presentation">
      <style:graphic-properties draw:stroke="none" draw:fill="none" draw:textarea-vertical-align="middle">
        <text:list-style style:name="Text_20_100_25_-subtitle" style:display-name="Text 100%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100_25_-title" style:display-name="Text 100%-title" style:family="presentation">
      <style:graphic-properties draw:stroke="none" draw:fill="none" draw:textarea-vertical-align="middle" style:writing-mode="lr-tb">
        <text:list-style style:name="Text_20_100_25_-title" style:display-name="Text 100%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_26__20_Image_20_75_25__2f_25_25_-background" style:display-name="Text &amp; Image 75%/25%-background" style:family="presentation">
      <style:graphic-properties draw:stroke="none" draw:fill="solid" draw:fill-color="#ffffff"/>
      <style:text-properties style:letter-kerning="true"/>
    </style:style>
    <style:style style:name="Text_20__26__20_Image_20_75_25__2f_25_25_-backgroundobjects" style:display-name="Text &amp; Image 75%/25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6__20_Image_20_75_25__2f_25_25_-notes" style:display-name="Text &amp; Image 75%/25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6__20_Image_20_75_25__2f_25_25_-outline1" style:display-name="Text &amp; Image 75%/25%-outline1" style:family="presentation">
      <style:graphic-properties draw:stroke="none" draw:fill="none" draw:auto-grow-height="false" draw:fit-to-size="false" style:shrink-to-fit="true" style:writing-mode="lr-tb">
        <text:list-style style:name="Text_20__26__20_Image_20_75_25__2f_25_25_-outline1" style:display-name="Text &amp; Image 75%/25%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2" loext:color-type="theme"/>
      </style:text-properties>
    </style:style>
    <style:style style:name="Text_20__26__20_Image_20_75_25__2f_25_25_-outline2" style:display-name="Text &amp; Image 75%/25%-outline2" style:family="presentation" style:parent-style-name="Text_20__26__20_Image_20_75_25__2f_25_25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2" loext:color-type="theme"/>
      </style:text-properties>
    </style:style>
    <style:style style:name="Text_20__26__20_Image_20_75_25__2f_25_25_-outline3" style:display-name="Text &amp; Image 75%/25%-outline3" style:family="presentation" style:parent-style-name="Text_20__26__20_Image_20_75_25__2f_25_25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light2" loext:color-type="theme"/>
      </style:text-properties>
    </style:style>
    <style:style style:name="Text_20__26__20_Image_20_75_25__2f_25_25_-outline4" style:display-name="Text &amp; Image 75%/25%-outline4" style:family="presentation" style:parent-style-name="Text_20__26__20_Image_20_75_25__2f_25_25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dark2" loext:color-type="theme"/>
      </style:text-properties>
    </style:style>
    <style:style style:name="Text_20__26__20_Image_20_75_25__2f_25_25_-outline5" style:display-name="Text &amp; Image 75%/25%-outline5" style:family="presentation" style:parent-style-name="Text_20__26__20_Image_20_75_25__2f_25_25_-outline4">
      <style:paragraph-properties fo:margin-top="0.1cm" fo:margin-bottom="0cm"/>
      <style:text-properties fo:font-size="20pt" style:font-size-asian="20pt" style:font-size-complex="20pt"/>
    </style:style>
    <style:style style:name="Text_20__26__20_Image_20_75_25__2f_25_25_-outline6" style:display-name="Text &amp; Image 75%/25%-outline6" style:family="presentation" style:parent-style-name="Text_20__26__20_Image_20_75_25__2f_25_25_-outline5">
      <style:paragraph-properties fo:margin-top="0.1cm" fo:margin-bottom="0cm"/>
      <style:text-properties fo:font-size="20pt" style:font-size-asian="20pt" style:font-size-complex="20pt"/>
    </style:style>
    <style:style style:name="Text_20__26__20_Image_20_75_25__2f_25_25_-outline7" style:display-name="Text &amp; Image 75%/25%-outline7" style:family="presentation" style:parent-style-name="Text_20__26__20_Image_20_75_25__2f_25_25_-outline6">
      <style:paragraph-properties fo:margin-top="0.1cm" fo:margin-bottom="0cm"/>
      <style:text-properties fo:font-size="20pt" style:font-size-asian="20pt" style:font-size-complex="20pt"/>
    </style:style>
    <style:style style:name="Text_20__26__20_Image_20_75_25__2f_25_25_-outline8" style:display-name="Text &amp; Image 75%/25%-outline8" style:family="presentation" style:parent-style-name="Text_20__26__20_Image_20_75_25__2f_25_25_-outline7">
      <style:paragraph-properties fo:margin-top="0.1cm" fo:margin-bottom="0cm"/>
      <style:text-properties fo:font-size="20pt" style:font-size-asian="20pt" style:font-size-complex="20pt"/>
    </style:style>
    <style:style style:name="Text_20__26__20_Image_20_75_25__2f_25_25_-outline9" style:display-name="Text &amp; Image 75%/25%-outline9" style:family="presentation" style:parent-style-name="Text_20__26__20_Image_20_75_25__2f_25_25_-outline8">
      <style:paragraph-properties fo:margin-top="0.1cm" fo:margin-bottom="0cm"/>
      <style:text-properties fo:font-size="20pt" style:font-size-asian="20pt" style:font-size-complex="20pt"/>
    </style:style>
    <style:style style:name="Text_20__26__20_Image_20_75_25__2f_25_25_-subtitle" style:display-name="Text &amp; Image 75%/25%-subtitle" style:family="presentation">
      <style:graphic-properties draw:stroke="none" draw:fill="none" draw:textarea-vertical-align="middle">
        <text:list-style style:name="Text_20__26__20_Image_20_75_25__2f_25_25_-subtitle" style:display-name="Text &amp; Image 75%/25%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6__20_Image_20_75_25__2f_25_25_-title" style:display-name="Text &amp; Image 75%/25%-title" style:family="presentation">
      <style:graphic-properties draw:stroke="none" draw:fill="none" draw:textarea-vertical-align="middle" style:writing-mode="lr-tb">
        <text:list-style style:name="Text_20__26__20_Image_20_75_25__2f_25_25_-title" style:display-name="Text &amp; Image 75%/25%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_26__20_Image_20_50_25__2f_50_25_-background" style:display-name="Text &amp; Image 50%/50%-background" style:family="presentation">
      <style:graphic-properties draw:stroke="none" draw:fill="solid" draw:fill-color="#ffffff"/>
      <style:text-properties style:letter-kerning="true"/>
    </style:style>
    <style:style style:name="Text_20__26__20_Image_20_50_25__2f_50_25_-backgroundobjects" style:display-name="Text &amp; Image 50%/5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6__20_Image_20_50_25__2f_50_25_-notes" style:display-name="Text &amp; Image 50%/5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6__20_Image_20_50_25__2f_50_25_-outline1" style:display-name="Text &amp; Image 50%/50%-outline1" style:family="presentation">
      <style:graphic-properties draw:stroke="none" draw:fill="none" draw:auto-grow-height="false" draw:fit-to-size="false" style:shrink-to-fit="true" style:writing-mode="lr-tb">
        <text:list-style style:name="Text_20__26__20_Image_20_50_25__2f_50_25_-outline1" style:display-name="Text &amp; Image 50%/50%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2" loext:color-type="theme"/>
      </style:text-properties>
    </style:style>
    <style:style style:name="Text_20__26__20_Image_20_50_25__2f_50_25_-outline2" style:display-name="Text &amp; Image 50%/50%-outline2" style:family="presentation" style:parent-style-name="Text_20__26__20_Image_20_50_25__2f_50_25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2" loext:color-type="theme"/>
      </style:text-properties>
    </style:style>
    <style:style style:name="Text_20__26__20_Image_20_50_25__2f_50_25_-outline3" style:display-name="Text &amp; Image 50%/50%-outline3" style:family="presentation" style:parent-style-name="Text_20__26__20_Image_20_50_25__2f_50_25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light2" loext:color-type="theme"/>
      </style:text-properties>
    </style:style>
    <style:style style:name="Text_20__26__20_Image_20_50_25__2f_50_25_-outline4" style:display-name="Text &amp; Image 50%/50%-outline4" style:family="presentation" style:parent-style-name="Text_20__26__20_Image_20_50_25__2f_50_25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dark2" loext:color-type="theme"/>
      </style:text-properties>
    </style:style>
    <style:style style:name="Text_20__26__20_Image_20_50_25__2f_50_25_-outline5" style:display-name="Text &amp; Image 50%/50%-outline5" style:family="presentation" style:parent-style-name="Text_20__26__20_Image_20_50_25__2f_50_25_-outline4">
      <style:paragraph-properties fo:margin-top="0.1cm" fo:margin-bottom="0cm"/>
      <style:text-properties fo:font-size="20pt" style:font-size-asian="20pt" style:font-size-complex="20pt"/>
    </style:style>
    <style:style style:name="Text_20__26__20_Image_20_50_25__2f_50_25_-outline6" style:display-name="Text &amp; Image 50%/50%-outline6" style:family="presentation" style:parent-style-name="Text_20__26__20_Image_20_50_25__2f_50_25_-outline5">
      <style:paragraph-properties fo:margin-top="0.1cm" fo:margin-bottom="0cm"/>
      <style:text-properties fo:font-size="20pt" style:font-size-asian="20pt" style:font-size-complex="20pt"/>
    </style:style>
    <style:style style:name="Text_20__26__20_Image_20_50_25__2f_50_25_-outline7" style:display-name="Text &amp; Image 50%/50%-outline7" style:family="presentation" style:parent-style-name="Text_20__26__20_Image_20_50_25__2f_50_25_-outline6">
      <style:paragraph-properties fo:margin-top="0.1cm" fo:margin-bottom="0cm"/>
      <style:text-properties fo:font-size="20pt" style:font-size-asian="20pt" style:font-size-complex="20pt"/>
    </style:style>
    <style:style style:name="Text_20__26__20_Image_20_50_25__2f_50_25_-outline8" style:display-name="Text &amp; Image 50%/50%-outline8" style:family="presentation" style:parent-style-name="Text_20__26__20_Image_20_50_25__2f_50_25_-outline7">
      <style:paragraph-properties fo:margin-top="0.1cm" fo:margin-bottom="0cm"/>
      <style:text-properties fo:font-size="20pt" style:font-size-asian="20pt" style:font-size-complex="20pt"/>
    </style:style>
    <style:style style:name="Text_20__26__20_Image_20_50_25__2f_50_25_-outline9" style:display-name="Text &amp; Image 50%/50%-outline9" style:family="presentation" style:parent-style-name="Text_20__26__20_Image_20_50_25__2f_50_25_-outline8">
      <style:paragraph-properties fo:margin-top="0.1cm" fo:margin-bottom="0cm"/>
      <style:text-properties fo:font-size="20pt" style:font-size-asian="20pt" style:font-size-complex="20pt"/>
    </style:style>
    <style:style style:name="Text_20__26__20_Image_20_50_25__2f_50_25_-subtitle" style:display-name="Text &amp; Image 50%/50%-subtitle" style:family="presentation">
      <style:graphic-properties draw:stroke="none" draw:fill="none" draw:textarea-vertical-align="middle">
        <text:list-style style:name="Text_20__26__20_Image_20_50_25__2f_50_25_-subtitle" style:display-name="Text &amp; Image 50%/50%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6__20_Image_20_50_25__2f_50_25_-title" style:display-name="Text &amp; Image 50%/50%-title" style:family="presentation">
      <style:graphic-properties draw:stroke="none" draw:fill="none" draw:textarea-vertical-align="middle" style:writing-mode="lr-tb">
        <text:list-style style:name="Text_20__26__20_Image_20_50_25__2f_50_25_-title" style:display-name="Text &amp; Image 50%/50%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_26__20_Image_20_25_25__2f_75_25_-background" style:display-name="Text &amp; Image 25%/75%-background" style:family="presentation">
      <style:graphic-properties draw:stroke="none" draw:fill="solid" draw:fill-color="#ffffff"/>
      <style:text-properties style:letter-kerning="true"/>
    </style:style>
    <style:style style:name="Text_20__26__20_Image_20_25_25__2f_75_25_-backgroundobjects" style:display-name="Text &amp; Image 25%/75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6__20_Image_20_25_25__2f_75_25_-notes" style:display-name="Text &amp; Image 25%/75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6__20_Image_20_25_25__2f_75_25_-outline1" style:display-name="Text &amp; Image 25%/75%-outline1" style:family="presentation">
      <style:graphic-properties draw:stroke="none" draw:fill="none" draw:auto-grow-height="false" draw:fit-to-size="false" style:shrink-to-fit="true" style:writing-mode="lr-tb">
        <text:list-style style:name="Text_20__26__20_Image_20_25_25__2f_75_25_-outline1" style:display-name="Text &amp; Image 25%/75%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2" loext:color-type="theme"/>
      </style:text-properties>
    </style:style>
    <style:style style:name="Text_20__26__20_Image_20_25_25__2f_75_25_-outline2" style:display-name="Text &amp; Image 25%/75%-outline2" style:family="presentation" style:parent-style-name="Text_20__26__20_Image_20_25_25__2f_75_25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2" loext:color-type="theme"/>
      </style:text-properties>
    </style:style>
    <style:style style:name="Text_20__26__20_Image_20_25_25__2f_75_25_-outline3" style:display-name="Text &amp; Image 25%/75%-outline3" style:family="presentation" style:parent-style-name="Text_20__26__20_Image_20_25_25__2f_75_25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light2" loext:color-type="theme"/>
      </style:text-properties>
    </style:style>
    <style:style style:name="Text_20__26__20_Image_20_25_25__2f_75_25_-outline4" style:display-name="Text &amp; Image 25%/75%-outline4" style:family="presentation" style:parent-style-name="Text_20__26__20_Image_20_25_25__2f_75_25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dark2" loext:color-type="theme"/>
      </style:text-properties>
    </style:style>
    <style:style style:name="Text_20__26__20_Image_20_25_25__2f_75_25_-outline5" style:display-name="Text &amp; Image 25%/75%-outline5" style:family="presentation" style:parent-style-name="Text_20__26__20_Image_20_25_25__2f_75_25_-outline4">
      <style:paragraph-properties fo:margin-top="0.1cm" fo:margin-bottom="0cm"/>
      <style:text-properties fo:font-size="20pt" style:font-size-asian="20pt" style:font-size-complex="20pt"/>
    </style:style>
    <style:style style:name="Text_20__26__20_Image_20_25_25__2f_75_25_-outline6" style:display-name="Text &amp; Image 25%/75%-outline6" style:family="presentation" style:parent-style-name="Text_20__26__20_Image_20_25_25__2f_75_25_-outline5">
      <style:paragraph-properties fo:margin-top="0.1cm" fo:margin-bottom="0cm"/>
      <style:text-properties fo:font-size="20pt" style:font-size-asian="20pt" style:font-size-complex="20pt"/>
    </style:style>
    <style:style style:name="Text_20__26__20_Image_20_25_25__2f_75_25_-outline7" style:display-name="Text &amp; Image 25%/75%-outline7" style:family="presentation" style:parent-style-name="Text_20__26__20_Image_20_25_25__2f_75_25_-outline6">
      <style:paragraph-properties fo:margin-top="0.1cm" fo:margin-bottom="0cm"/>
      <style:text-properties fo:font-size="20pt" style:font-size-asian="20pt" style:font-size-complex="20pt"/>
    </style:style>
    <style:style style:name="Text_20__26__20_Image_20_25_25__2f_75_25_-outline8" style:display-name="Text &amp; Image 25%/75%-outline8" style:family="presentation" style:parent-style-name="Text_20__26__20_Image_20_25_25__2f_75_25_-outline7">
      <style:paragraph-properties fo:margin-top="0.1cm" fo:margin-bottom="0cm"/>
      <style:text-properties fo:font-size="20pt" style:font-size-asian="20pt" style:font-size-complex="20pt"/>
    </style:style>
    <style:style style:name="Text_20__26__20_Image_20_25_25__2f_75_25_-outline9" style:display-name="Text &amp; Image 25%/75%-outline9" style:family="presentation" style:parent-style-name="Text_20__26__20_Image_20_25_25__2f_75_25_-outline8">
      <style:paragraph-properties fo:margin-top="0.1cm" fo:margin-bottom="0cm"/>
      <style:text-properties fo:font-size="20pt" style:font-size-asian="20pt" style:font-size-complex="20pt"/>
    </style:style>
    <style:style style:name="Text_20__26__20_Image_20_25_25__2f_75_25_-subtitle" style:display-name="Text &amp; Image 25%/75%-subtitle" style:family="presentation">
      <style:graphic-properties draw:stroke="none" draw:fill="none" draw:textarea-vertical-align="middle">
        <text:list-style style:name="Text_20__26__20_Image_20_25_25__2f_75_25_-subtitle" style:display-name="Text &amp; Image 25%/75%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6__20_Image_20_25_25__2f_75_25_-title" style:display-name="Text &amp; Image 25%/75%-title" style:family="presentation">
      <style:graphic-properties draw:stroke="none" draw:fill="none" draw:textarea-vertical-align="middle" style:writing-mode="lr-tb">
        <text:list-style style:name="Text_20__26__20_Image_20_25_25__2f_75_25_-title" style:display-name="Text &amp; Image 25%/75%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_20_100_25_-background" style:display-name="Image 100%-background" style:family="presentation">
      <style:graphic-properties draw:stroke="none" draw:fill="solid" draw:fill-color="#ffffff"/>
      <style:text-properties style:letter-kerning="true"/>
    </style:style>
    <style:style style:name="Image_20_100_25_-backgroundobjects" style:display-name="Image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100_25_-notes" style:display-name="Image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100_25_-outline1" style:display-name="Image 100%-outline1" style:family="presentation">
      <style:graphic-properties draw:stroke="none" draw:fill="none" draw:auto-grow-height="false" draw:fit-to-size="false" style:shrink-to-fit="true" style:writing-mode="lr-tb">
        <text:list-style style:name="Image_20_100_25_-outline1" style:display-name="Image 100%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2" loext:color-type="theme"/>
      </style:text-properties>
    </style:style>
    <style:style style:name="Image_20_100_25_-outline2" style:display-name="Image 100%-outline2" style:family="presentation" style:parent-style-name="Image_20_100_25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2" loext:color-type="theme"/>
      </style:text-properties>
    </style:style>
    <style:style style:name="Image_20_100_25_-outline3" style:display-name="Image 100%-outline3" style:family="presentation" style:parent-style-name="Image_20_100_25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light2" loext:color-type="theme"/>
      </style:text-properties>
    </style:style>
    <style:style style:name="Image_20_100_25_-outline4" style:display-name="Image 100%-outline4" style:family="presentation" style:parent-style-name="Image_20_100_25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dark2" loext:color-type="theme"/>
      </style:text-properties>
    </style:style>
    <style:style style:name="Image_20_100_25_-outline5" style:display-name="Image 100%-outline5" style:family="presentation" style:parent-style-name="Image_20_100_25_-outline4">
      <style:paragraph-properties fo:margin-top="0.1cm" fo:margin-bottom="0cm"/>
      <style:text-properties fo:font-size="20pt" style:font-size-asian="20pt" style:font-size-complex="20pt"/>
    </style:style>
    <style:style style:name="Image_20_100_25_-outline6" style:display-name="Image 100%-outline6" style:family="presentation" style:parent-style-name="Image_20_100_25_-outline5">
      <style:paragraph-properties fo:margin-top="0.1cm" fo:margin-bottom="0cm"/>
      <style:text-properties fo:font-size="20pt" style:font-size-asian="20pt" style:font-size-complex="20pt"/>
    </style:style>
    <style:style style:name="Image_20_100_25_-outline7" style:display-name="Image 100%-outline7" style:family="presentation" style:parent-style-name="Image_20_100_25_-outline6">
      <style:paragraph-properties fo:margin-top="0.1cm" fo:margin-bottom="0cm"/>
      <style:text-properties fo:font-size="20pt" style:font-size-asian="20pt" style:font-size-complex="20pt"/>
    </style:style>
    <style:style style:name="Image_20_100_25_-outline8" style:display-name="Image 100%-outline8" style:family="presentation" style:parent-style-name="Image_20_100_25_-outline7">
      <style:paragraph-properties fo:margin-top="0.1cm" fo:margin-bottom="0cm"/>
      <style:text-properties fo:font-size="20pt" style:font-size-asian="20pt" style:font-size-complex="20pt"/>
    </style:style>
    <style:style style:name="Image_20_100_25_-outline9" style:display-name="Image 100%-outline9" style:family="presentation" style:parent-style-name="Image_20_100_25_-outline8">
      <style:paragraph-properties fo:margin-top="0.1cm" fo:margin-bottom="0cm"/>
      <style:text-properties fo:font-size="20pt" style:font-size-asian="20pt" style:font-size-complex="20pt"/>
    </style:style>
    <style:style style:name="Image_20_100_25_-subtitle" style:display-name="Image 100%-subtitle" style:family="presentation">
      <style:graphic-properties draw:stroke="none" draw:fill="none" draw:textarea-vertical-align="middle">
        <text:list-style style:name="Image_20_100_25_-subtitle" style:display-name="Image 100%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100_25_-title" style:display-name="Image 100%-title" style:family="presentation">
      <style:graphic-properties draw:stroke="none" draw:fill="none" draw:textarea-vertical-align="middle" style:writing-mode="lr-tb">
        <text:list-style style:name="Image_20_100_25_-title" style:display-name="Image 100%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_26__20_Image_20_4x-background" style:display-name="Text &amp; Image 4x-background" style:family="presentation">
      <style:graphic-properties draw:stroke="none" draw:fill="solid" draw:fill-color="#ffffff"/>
      <style:text-properties style:letter-kerning="true"/>
    </style:style>
    <style:style style:name="Text_20__26__20_Image_20_4x-backgroundobjects" style:display-name="Text &amp; Image 4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6__20_Image_20_4x-notes" style:display-name="Text &amp; Image 4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6__20_Image_20_4x-outline1" style:display-name="Text &amp; Image 4x-outline1" style:family="presentation">
      <style:graphic-properties draw:stroke="none" draw:fill="none" draw:auto-grow-height="false" draw:fit-to-size="false" style:shrink-to-fit="true" style:writing-mode="lr-tb">
        <text:list-style style:name="Text_20__26__20_Image_20_4x-outline1" style:display-name="Text &amp; Image 4x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2" loext:color-type="theme"/>
      </style:text-properties>
    </style:style>
    <style:style style:name="Text_20__26__20_Image_20_4x-outline2" style:display-name="Text &amp; Image 4x-outline2" style:family="presentation" style:parent-style-name="Text_20__26__20_Image_20_4x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2" loext:color-type="theme"/>
      </style:text-properties>
    </style:style>
    <style:style style:name="Text_20__26__20_Image_20_4x-outline3" style:display-name="Text &amp; Image 4x-outline3" style:family="presentation" style:parent-style-name="Text_20__26__20_Image_20_4x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light2" loext:color-type="theme"/>
      </style:text-properties>
    </style:style>
    <style:style style:name="Text_20__26__20_Image_20_4x-outline4" style:display-name="Text &amp; Image 4x-outline4" style:family="presentation" style:parent-style-name="Text_20__26__20_Image_20_4x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dark2" loext:color-type="theme"/>
      </style:text-properties>
    </style:style>
    <style:style style:name="Text_20__26__20_Image_20_4x-outline5" style:display-name="Text &amp; Image 4x-outline5" style:family="presentation" style:parent-style-name="Text_20__26__20_Image_20_4x-outline4">
      <style:paragraph-properties fo:margin-top="0.1cm" fo:margin-bottom="0cm"/>
      <style:text-properties fo:font-size="20pt" style:font-size-asian="20pt" style:font-size-complex="20pt"/>
    </style:style>
    <style:style style:name="Text_20__26__20_Image_20_4x-outline6" style:display-name="Text &amp; Image 4x-outline6" style:family="presentation" style:parent-style-name="Text_20__26__20_Image_20_4x-outline5">
      <style:paragraph-properties fo:margin-top="0.1cm" fo:margin-bottom="0cm"/>
      <style:text-properties fo:font-size="20pt" style:font-size-asian="20pt" style:font-size-complex="20pt"/>
    </style:style>
    <style:style style:name="Text_20__26__20_Image_20_4x-outline7" style:display-name="Text &amp; Image 4x-outline7" style:family="presentation" style:parent-style-name="Text_20__26__20_Image_20_4x-outline6">
      <style:paragraph-properties fo:margin-top="0.1cm" fo:margin-bottom="0cm"/>
      <style:text-properties fo:font-size="20pt" style:font-size-asian="20pt" style:font-size-complex="20pt"/>
    </style:style>
    <style:style style:name="Text_20__26__20_Image_20_4x-outline8" style:display-name="Text &amp; Image 4x-outline8" style:family="presentation" style:parent-style-name="Text_20__26__20_Image_20_4x-outline7">
      <style:paragraph-properties fo:margin-top="0.1cm" fo:margin-bottom="0cm"/>
      <style:text-properties fo:font-size="20pt" style:font-size-asian="20pt" style:font-size-complex="20pt"/>
    </style:style>
    <style:style style:name="Text_20__26__20_Image_20_4x-outline9" style:display-name="Text &amp; Image 4x-outline9" style:family="presentation" style:parent-style-name="Text_20__26__20_Image_20_4x-outline8">
      <style:paragraph-properties fo:margin-top="0.1cm" fo:margin-bottom="0cm"/>
      <style:text-properties fo:font-size="20pt" style:font-size-asian="20pt" style:font-size-complex="20pt"/>
    </style:style>
    <style:style style:name="Text_20__26__20_Image_20_4x-subtitle" style:display-name="Text &amp; Image 4x-subtitle" style:family="presentation">
      <style:graphic-properties draw:stroke="none" draw:fill="none" draw:textarea-vertical-align="middle">
        <text:list-style style:name="Text_20__26__20_Image_20_4x-subtitle" style:display-name="Text &amp; Image 4x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6__20_Image_20_4x-title" style:display-name="Text &amp; Image 4x-title" style:family="presentation">
      <style:graphic-properties draw:stroke="none" draw:fill="none" draw:textarea-vertical-align="middle" style:writing-mode="lr-tb">
        <text:list-style style:name="Text_20__26__20_Image_20_4x-title" style:display-name="Text &amp; Image 4x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_26__20_Image_20_2x-background" style:display-name="Text &amp; Image 2x-background" style:family="presentation">
      <style:graphic-properties draw:stroke="none" draw:fill="solid" draw:fill-color="#ffffff"/>
      <style:text-properties style:letter-kerning="true"/>
    </style:style>
    <style:style style:name="Text_20__26__20_Image_20_2x-backgroundobjects" style:display-name="Text &amp; Image 2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6__20_Image_20_2x-notes" style:display-name="Text &amp; Image 2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6__20_Image_20_2x-outline1" style:display-name="Text &amp; Image 2x-outline1" style:family="presentation">
      <style:graphic-properties draw:stroke="none" draw:fill="none" draw:auto-grow-height="false" draw:fit-to-size="false" style:shrink-to-fit="true" style:writing-mode="lr-tb">
        <text:list-style style:name="Text_20__26__20_Image_20_2x-outline1" style:display-name="Text &amp; Image 2x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2" loext:color-type="theme"/>
      </style:text-properties>
    </style:style>
    <style:style style:name="Text_20__26__20_Image_20_2x-outline2" style:display-name="Text &amp; Image 2x-outline2" style:family="presentation" style:parent-style-name="Text_20__26__20_Image_20_2x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2" loext:color-type="theme"/>
      </style:text-properties>
    </style:style>
    <style:style style:name="Text_20__26__20_Image_20_2x-outline3" style:display-name="Text &amp; Image 2x-outline3" style:family="presentation" style:parent-style-name="Text_20__26__20_Image_20_2x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light2" loext:color-type="theme"/>
      </style:text-properties>
    </style:style>
    <style:style style:name="Text_20__26__20_Image_20_2x-outline4" style:display-name="Text &amp; Image 2x-outline4" style:family="presentation" style:parent-style-name="Text_20__26__20_Image_20_2x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8592bc" loext:opacity="100%" style:text-outline="false" style:text-line-through-style="none" style:text-line-through-type="none" style:text-position="0% 100%" style:font-name="Georgia" fo:font-family="Georgia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 fo:hyphenate="false">
        <loext:char-complex-color loext:theme-type="dark2" loext:color-type="theme"/>
      </style:text-properties>
    </style:style>
    <style:style style:name="Text_20__26__20_Image_20_2x-outline5" style:display-name="Text &amp; Image 2x-outline5" style:family="presentation" style:parent-style-name="Text_20__26__20_Image_20_2x-outline4">
      <style:paragraph-properties fo:margin-top="0.1cm" fo:margin-bottom="0cm"/>
      <style:text-properties fo:font-size="20pt" style:font-size-asian="20pt" style:font-size-complex="20pt"/>
    </style:style>
    <style:style style:name="Text_20__26__20_Image_20_2x-outline6" style:display-name="Text &amp; Image 2x-outline6" style:family="presentation" style:parent-style-name="Text_20__26__20_Image_20_2x-outline5">
      <style:paragraph-properties fo:margin-top="0.1cm" fo:margin-bottom="0cm"/>
      <style:text-properties fo:font-size="20pt" style:font-size-asian="20pt" style:font-size-complex="20pt"/>
    </style:style>
    <style:style style:name="Text_20__26__20_Image_20_2x-outline7" style:display-name="Text &amp; Image 2x-outline7" style:family="presentation" style:parent-style-name="Text_20__26__20_Image_20_2x-outline6">
      <style:paragraph-properties fo:margin-top="0.1cm" fo:margin-bottom="0cm"/>
      <style:text-properties fo:font-size="20pt" style:font-size-asian="20pt" style:font-size-complex="20pt"/>
    </style:style>
    <style:style style:name="Text_20__26__20_Image_20_2x-outline8" style:display-name="Text &amp; Image 2x-outline8" style:family="presentation" style:parent-style-name="Text_20__26__20_Image_20_2x-outline7">
      <style:paragraph-properties fo:margin-top="0.1cm" fo:margin-bottom="0cm"/>
      <style:text-properties fo:font-size="20pt" style:font-size-asian="20pt" style:font-size-complex="20pt"/>
    </style:style>
    <style:style style:name="Text_20__26__20_Image_20_2x-outline9" style:display-name="Text &amp; Image 2x-outline9" style:family="presentation" style:parent-style-name="Text_20__26__20_Image_20_2x-outline8">
      <style:paragraph-properties fo:margin-top="0.1cm" fo:margin-bottom="0cm"/>
      <style:text-properties fo:font-size="20pt" style:font-size-asian="20pt" style:font-size-complex="20pt"/>
    </style:style>
    <style:style style:name="Text_20__26__20_Image_20_2x-subtitle" style:display-name="Text &amp; Image 2x-subtitle" style:family="presentation">
      <style:graphic-properties draw:stroke="none" draw:fill="none" draw:textarea-vertical-align="middle">
        <text:list-style style:name="Text_20__26__20_Image_20_2x-subtitle" style:display-name="Text &amp; Image 2x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6__20_Image_20_2x-title" style:display-name="Text &amp; Image 2x-title" style:family="presentation">
      <style:graphic-properties draw:stroke="none" draw:fill="none" draw:textarea-vertical-align="middle" style:writing-mode="lr-tb">
        <text:list-style style:name="Text_20__26__20_Image_20_2x-title" style:display-name="Text &amp; Image 2x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eorgia" fo:font-family="Georgia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8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svg:stroke-width="0cm" draw:fill="solid" draw:fill-color="#9eba2e" draw:opacity="50%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accen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>
      <style:graphic-properties draw:stroke="none" svg:stroke-width="0cm" draw:fill="solid" draw:fill-color="#001158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light2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Slide-outline1">
      <style:graphic-properties draw:stroke="none" svg:stroke-width="0cm" draw:fill="solid" draw:fill-color="#8592bc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outline1">
      <style:graphic-properties draw:stroke="none" svg:stroke-width="0cm" draw:fill="solid" draw:fill-color="#001158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3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le_20_Slid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Graph_20_100_25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Graph_20_100_25_-outline1">
      <style:graphic-properties draw:stroke="none" svg:stroke-width="0cm" draw:fill="solid" draw:fill-color="#e7e9f2" draw:textarea-horizontal-align="justify" draw:textarea-vertical-align="middle" draw:auto-grow-height="false" draw:fit-to-size="false" style:shrink-to-fit="true" fo:min-height="11.049cm" fo:padding-top="0.125cm" fo:padding-bottom="0.5cm" fo:padding-left="0.25cm" fo:padding-right="0.25cm" fo:wrap-option="wrap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10" style:family="presentation" style:parent-style-name="Graph_20_100_25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Graph_20_100_25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Graph_20_100_25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Video_20_100_25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Video_20_100_25_-outline1">
      <style:graphic-properties draw:stroke="none" svg:stroke-width="0cm" draw:fill="solid" draw:fill-color="#e7e9f2" draw:textarea-horizontal-align="justify" draw:textarea-vertical-align="middle" draw:auto-grow-height="false" draw:fit-to-size="false" style:shrink-to-fit="true" fo:min-height="11.049cm" fo:padding-top="0.125cm" fo:padding-bottom="0.5cm" fo:padding-left="0.25cm" fo:padding-right="0.25cm" fo:wrap-option="wrap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15" style:family="presentation" style:parent-style-name="Video_20_100_25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Video_20_100_25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Video_20_100_25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_31__5f_Title_20_slide-outline1">
      <style:graphic-properties draw:stroke="none" svg:stroke-width="0cm" draw:fill="solid" draw:fill-color="#001158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19" style:family="presentation" style:parent-style-name="_31__5f_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_31__5f_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Index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Index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no-wrap" loext:decorative="false"/>
      <style:paragraph-properties style:writing-mode="lr-tb"/>
    </style:style>
    <style:style style:name="Mpr24" style:family="presentation" style:parent-style-name="Index-outline1">
      <style:graphic-properties draw:stroke="none" svg:stroke-width="0cm" draw:fill="solid" draw:fill-color="#e7e9f2" draw:textarea-horizontal-align="justify" draw:textarea-vertical-align="middle" draw:auto-grow-height="false" draw:fit-to-size="false" style:shrink-to-fit="true" fo:min-height="11.049cm" fo:padding-top="0.125cm" fo:padding-bottom="0.5cm" fo:padding-left="0.25cm" fo:padding-right="0.25cm" fo:wrap-option="wrap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25" style:family="presentation" style:parent-style-name="Index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Index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Index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ext_20_100_25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Text_20_100_25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Text_20_100_25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Text_20_100_25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Text_20_100_25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ext_20__26__20_Image_20_75_25__2f_25_25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Text_20__26__20_Image_20_75_25__2f_25_25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Text_20__26__20_Image_20_75_25__2f_25_25_-outline1">
      <style:graphic-properties draw:stroke="none" svg:stroke-width="0cm" draw:fill="solid" draw:fill-color="#e7e9f2" draw:textarea-horizontal-align="justify" draw:textarea-vertical-align="middle" draw:auto-grow-height="false" draw:fit-to-size="false" style:shrink-to-fit="true" fo:min-height="11.049cm" fo:padding-top="0.125cm" fo:padding-bottom="0.5cm" fo:padding-left="0.25cm" fo:padding-right="0.25cm" fo:wrap-option="wrap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36" style:family="presentation" style:parent-style-name="Text_20__26__20_Image_20_75_25__2f_25_25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ext_20__26__20_Image_20_75_25__2f_25_25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ext_20__26__20_Image_20_75_25__2f_25_25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Text_20__26__20_Image_20_50_25__2f_50_25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Text_20__26__20_Image_20_50_25__2f_50_25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Text_20__26__20_Image_20_50_25__2f_50_25_-outline1">
      <style:graphic-properties draw:stroke="none" svg:stroke-width="0cm" draw:fill="solid" draw:fill-color="#e7e9f2" draw:textarea-horizontal-align="justify" draw:textarea-vertical-align="middle" draw:auto-grow-height="false" draw:fit-to-size="false" style:shrink-to-fit="true" fo:min-height="11.049cm" fo:padding-top="0.125cm" fo:padding-bottom="0.5cm" fo:padding-left="0.25cm" fo:padding-right="0.25cm" fo:wrap-option="wrap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42" style:family="presentation" style:parent-style-name="Text_20__26__20_Image_20_50_25__2f_50_25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Text_20__26__20_Image_20_50_25__2f_50_25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Text_20__26__20_Image_20_50_25__2f_50_25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Text_20__26__20_Image_20_25_25__2f_75_25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Text_20__26__20_Image_20_25_25__2f_75_25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Text_20__26__20_Image_20_25_25__2f_75_25_-outline1">
      <style:graphic-properties draw:stroke="none" svg:stroke-width="0cm" draw:fill="solid" draw:fill-color="#e7e9f2" draw:textarea-horizontal-align="justify" draw:textarea-vertical-align="middle" draw:auto-grow-height="false" draw:fit-to-size="false" style:shrink-to-fit="true" fo:min-height="11.049cm" fo:padding-top="0.125cm" fo:padding-bottom="0.5cm" fo:padding-left="0.25cm" fo:padding-right="0.25cm" fo:wrap-option="wrap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48" style:family="presentation" style:parent-style-name="Text_20__26__20_Image_20_25_25__2f_75_25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Text_20__26__20_Image_20_25_25__2f_75_25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ext_20__26__20_Image_20_25_25__2f_75_25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Image_20_100_25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Image_20_100_25_-outline1">
      <style:graphic-properties draw:stroke="none" svg:stroke-width="0cm" draw:fill="solid" draw:fill-color="#e7e9f2" draw:textarea-horizontal-align="justify" draw:textarea-vertical-align="middle" draw:auto-grow-height="false" draw:fit-to-size="false" style:shrink-to-fit="true" fo:min-height="11.049cm" fo:padding-top="0.125cm" fo:padding-bottom="0.5cm" fo:padding-left="0.25cm" fo:padding-right="0.25cm" fo:wrap-option="wrap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53" style:family="presentation" style:parent-style-name="Image_20_100_25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Image_20_100_25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Image_20_100_25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6" style:family="presentation" style:parent-style-name="Text_20__26__20_Image_20_4x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Text_20__26__20_Image_20_4x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Text_20__26__20_Image_20_4x-outline1">
      <style:graphic-properties draw:stroke="none" svg:stroke-width="0cm" draw:fill="solid" draw:fill-color="#e7e9f2" draw:textarea-horizontal-align="justify" draw:textarea-vertical-align="middle" draw:auto-grow-height="false" draw:fit-to-size="false" style:shrink-to-fit="true" fo:min-height="11.049cm" fo:padding-top="0.125cm" fo:padding-bottom="0.5cm" fo:padding-left="0.25cm" fo:padding-right="0.25cm" fo:wrap-option="wrap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59" style:family="presentation" style:parent-style-name="Text_20__26__20_Image_20_4x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Text_20__26__20_Image_20_4x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1" style:family="presentation" style:parent-style-name="Text_20__26__20_Image_20_4x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2" style:family="presentation" style:parent-style-name="Text_20__26__20_Image_20_2x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Text_20__26__20_Image_20_2x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Text_20__26__20_Image_20_2x-outline1">
      <style:graphic-properties draw:stroke="none" svg:stroke-width="0cm" draw:fill="solid" draw:fill-color="#e7e9f2" draw:textarea-horizontal-align="justify" draw:textarea-vertical-align="middle" draw:auto-grow-height="false" draw:fit-to-size="false" style:shrink-to-fit="true" fo:min-height="11.049cm" fo:padding-top="0.125cm" fo:padding-bottom="0.5cm" fo:padding-left="0.25cm" fo:padding-right="0.25cm" fo:wrap-option="wrap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65" style:family="presentation" style:parent-style-name="Text_20__26__20_Image_20_2x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Text_20__26__20_Image_20_2x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7" style:family="presentation" style:parent-style-name="Text_20__26__20_Image_20_2x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eba2e" draw:opacity="50%"/>
      <style:paragraph-properties fo:text-align="start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Minion" fo:font-size="20pt" fo:letter-spacing="normal" fo:language="nl" fo:country="N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P6" style:family="paragraph">
      <loext:graphic-properties draw:fill="solid" draw:fill-color="#001158"/>
      <style:paragraph-properties fo:text-align="start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Minion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212cm" fo:margin-bottom="0.212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solid" draw:fill-color="#8592bc"/>
      <style:paragraph-properties fo:text-align="start" style:font-independent-line-spacing="true"/>
      <style:text-properties fo:font-size="1pt"/>
    </style:style>
    <style:style style:name="MP10" style:family="paragraph">
      <loext:graphic-properties draw:fill="solid" draw:fill-color="#001158"/>
      <style:paragraph-properties fo:text-align="start" style:font-independent-line-spacing="true"/>
      <style:text-properties fo:font-size="1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2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cm" fo:margin-bottom="0cm" fo:line-height="25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solid" draw:fill-color="#e7e9f2"/>
      <style:paragraph-properties fo:text-align="start" style:font-independent-line-spacing="true"/>
      <style:text-properties fo:font-size="1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1" style:family="paragraph">
      <style:paragraph-properties fo:margin-left="0cm" fo:margin-right="0cm" fo:margin-top="0.282cm" fo:margin-bottom="0.282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2" style:family="paragraph">
      <style:paragraph-properties fo:margin-left="0cm" fo:margin-right="0cm" fo:margin-top="0.212cm" fo:margin-bottom="0.212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3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MP24" style:family="paragraph">
      <style:paragraph-properties fo:margin-left="0cm" fo:margin-right="0cm" fo:margin-top="0.282cm" fo:margin-bottom="0.282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size="1pt" fo:letter-spacing="normal" fo:language="en" fo:country="GB" fo:font-style="normal" style:text-underline-style="none" fo:font-weight="normal" fo:background-color="transparent" style:font-size-asian="1pt" style:font-style-asian="normal" style:font-weight-asian="normal" style:font-size-complex="1pt" style:font-style-complex="normal" style:font-weight-complex="normal">
        <loext:char-complex-color loext:theme-type="light2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54pt" fo:letter-spacing="normal" fo:language="en" fo:country="GB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24pt" fo:letter-spacing="normal" fo:language="nl" fo:country="N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size="40pt" fo:letter-spacing="normal" fo:language="en" fo:country="GB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light2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orgia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2pt" fo:letter-spacing="normal" fo:language="nl" fo:country="N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MT10" style:family="text"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2" loext:color-type="theme"/>
      </style:text-properties>
    </style:style>
    <style:style style:name="MT11" style:family="text"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MT12" style:family="text">
      <style:text-properties fo:font-variant="normal" fo:text-transform="none" fo:color="#001158" loext:opacity="100%" style:text-outline="false" style:text-line-through-style="none" style:text-line-through-type="none" style:text-position="0% 100%" style:font-name="Georgia" fo:font-size="18pt" fo:letter-spacing="normal" fo:language="en" fo:country="GB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2" loext:color-type="theme"/>
      </style:text-properties>
    </style:style>
    <style:style style:name="MT13" style:family="text">
      <style:text-properties fo:font-variant="normal" fo:text-transform="none" fo:color="#9eba2e" loext:opacity="100%" style:text-outline="false" style:text-line-through-style="none" style:text-line-through-type="none" style:text-position="0% 100%" style:font-name="Georgia" fo:font-size="18pt" fo:letter-spacing="normal" fo:language="en" fo:country="GB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accent1" loext:color-type="theme"/>
      </style:text-properties>
    </style:style>
    <style:style style:name="MT14" style:family="text">
      <style:text-properties fo:font-variant="normal" fo:text-transform="none" fo:color="#8592bc" loext:opacity="100%" style:text-outline="false" style:text-line-through-style="none" style:text-line-through-type="none" style:text-position="0% 100%" style:font-name="Georgia" fo:font-size="18pt" fo:letter-spacing="normal" fo:language="en" fo:country="GB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Corporate template-set Universiteit Leiden">
        <loext:theme-colors loext:name="Universiteit Leiden">
          <loext:color loext:name="dark1" loext:color="#000000"/>
          <loext:color loext:name="light1" loext:color="#ffffff"/>
          <loext:color loext:name="dark2" loext:color="#8592bc"/>
          <loext:color loext:name="light2" loext:color="#001158"/>
          <loext:color loext:name="accent1" loext:color="#9eba2e"/>
          <loext:color loext:name="accent2" loext:color="#5cb1eb"/>
          <loext:color loext:name="accent3" loext:color="#34a3a9"/>
          <loext:color loext:name="accent4" loext:color="#f46e32"/>
          <loext:color loext:name="accent5" loext:color="#2c712d"/>
          <loext:color loext:name="accent6" loext:color="#b02079"/>
          <loext:color loext:name="hyperlink" loext:color="#0033cc"/>
          <loext:color loext:name="followed-hyperlink" loext:color="#7030a0"/>
        </loext:theme-colors>
      </loext:theme>
      <draw:g draw:name="Grid" draw:style-name="Mgr3" drawooo:display="none">
        <draw:custom-shape draw:name="Rechthoek 6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5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7" draw:layer="backgroundobjects" svg:width="9.968cm" svg:height="0.749cm" svg:x="1.124cm" svg:y="18.176cm">
        <draw:image xlink:href="Pictures/10001764000026D3000002CF45FFF6EE.emf" xlink:type="simple" xlink:show="embed" xlink:actuate="onLoad" draw:mime-type="image/x-emf">
          <text:p/>
        </draw:image>
        <draw:image xlink:href="Pictures/10000001000001780000001B5FAE371F.png" xlink:type="simple" xlink:show="embed" xlink:actuate="onLoad" draw:mime-type="image/png"/>
      </draw:frame>
      <draw:frame draw:name="Picture 22" draw:style-name="Mgr6" draw:text-style-name="MP7" draw:layer="backgroundobjects" svg:width="8.84cm" svg:height="4.911cm" svg:x="0.366cm" svg:y="12.762cm">
        <draw:image xlink:href="Pictures/10000001000002FF000001AAB6E2FEA2.png" xlink:type="simple" xlink:show="embed" xlink:actuate="onLoad" draw:mime-type="image/png">
          <text:p/>
        </draw:image>
      </draw:frame>
      <draw:frame draw:name="Tijdelijke aanduiding voor tekst 5" presentation:style-name="Mpr1" draw:text-style-name="MP9" draw:layer="backgroundobjects" svg:width="33.883cm" svg:height="12.56cm" svg:x="0cm" svg:y="0cm" presentation:class="outline" presentation:user-transformed="true">
        <draw:text-box>
          <text:list text:style-name="ML2">
            <text:list-item>
              <text:p text:style-name="MP8"><text:span text:style-name="MT2">..</text:span></text:p>
            </text:list-item>
          </text:list>
        </draw:text-box>
      </draw:frame>
      <draw:frame draw:name="Tijdelijke aanduiding voor tekst 5" presentation:style-name="Mpr2" draw:text-style-name="MP10" draw:layer="backgroundobjects" svg:width="33.883cm" svg:height="10.33cm" svg:x="0cm" svg:y="0cm" presentation:class="outline" presentation:user-transformed="true">
        <draw:text-box>
          <text:p text:style-name="MP8"><text:span text:style-name="MT2">..</text:span></text:p>
        </draw:text-box>
      </draw:frame>
      <draw:frame draw:name="Titel 1" presentation:style-name="Mpr3" draw:text-style-name="MP12" draw:layer="backgroundobjects" svg:width="28.402cm" svg:height="4.6cm" svg:x="4.141cm" svg:y="2.924cm" presentation:class="title" presentation:user-transformed="true">
        <draw:text-box>
          <text:p text:style-name="MP11"><text:span text:style-name="MT3">Title presentation</text:span></text:p>
        </draw:text-box>
      </draw:frame>
      <draw:frame draw:name="Tijdelijke aanduiding voor tekst 19" presentation:style-name="Mpr4" draw:text-style-name="MP13" draw:layer="backgroundobjects" svg:width="19.217cm" svg:height="1.093cm" svg:x="4.141cm" svg:y="10.929cm" presentation:class="outline" presentation:user-transformed="true">
        <draw:text-box>
          <text:p text:style-name="MP8"><text:span text:style-name="MT4">Subtitle presentation</text:span></text:p>
        </draw:text-box>
      </draw:frame>
      <draw:frame draw:name="Tijdelijke aanduiding voor datum 3" presentation:style-name="Mpr5" draw:text-style-name="MP15" draw:layer="backgroundobjects" svg:width="12.017cm" svg:height="1.094cm" svg:x="20.743cm" svg:y="10.93cm" presentation:class="date-time" presentation:user-transformed="true">
        <draw:text-box>
          <text:p text:style-name="MP14"><text:span text:style-name="MT5"><presentation:date-time/></text:span></text:p>
        </draw:text-box>
      </draw:frame>
      <draw:custom-shape draw:name="Rechthoek 18" draw:style-name="Mgr5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id" draw:style-name="Mgr3" drawooo:display="none">
        <draw:custom-shape draw:name="Rechthoek 11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19.049cm" svg:height="1.239cm" draw:transform="rotate (-1.5707963267949) translate (1.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3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4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5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6" draw:style-name="Mgr6" draw:text-style-name="MP7" draw:layer="backgroundobjects" svg:width="9.968cm" svg:height="0.749cm" svg:x="4.173cm" svg:y="18.176cm">
        <draw:image xlink:href="Pictures/10001764000026D3000002CF45FFF6EE.emf" xlink:type="simple" xlink:show="embed" xlink:actuate="onLoad" draw:mime-type="image/x-emf">
          <text:p/>
        </draw:image>
        <draw:image xlink:href="Pictures/10000001000001780000001B5FAE371F.png" xlink:type="simple" xlink:show="embed" xlink:actuate="onLoad" draw:mime-type="image/png"/>
      </draw:frame>
      <draw:custom-shape draw:name="Rechthoek 19" draw:style-name="Mgr5" draw:text-style-name="MP6" draw:layer="backgroundobjects" svg:width="16.941cm" svg:height="1.123cm" svg:x="16.94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aph_20_100_25_" style:display-name="Graph 100%" style:page-layout-name="PM1" draw:style-name="Mdp1">
      <loext:theme loext:name="Corporate template-set Universiteit Leiden">
        <loext:theme-colors loext:name="Universiteit Leiden">
          <loext:color loext:name="dark1" loext:color="#000000"/>
          <loext:color loext:name="light1" loext:color="#ffffff"/>
          <loext:color loext:name="dark2" loext:color="#8592bc"/>
          <loext:color loext:name="light2" loext:color="#001158"/>
          <loext:color loext:name="accent1" loext:color="#9eba2e"/>
          <loext:color loext:name="accent2" loext:color="#5cb1eb"/>
          <loext:color loext:name="accent3" loext:color="#34a3a9"/>
          <loext:color loext:name="accent4" loext:color="#f46e32"/>
          <loext:color loext:name="accent5" loext:color="#2c712d"/>
          <loext:color loext:name="accent6" loext:color="#b02079"/>
          <loext:color loext:name="hyperlink" loext:color="#0033cc"/>
          <loext:color loext:name="followed-hyperlink" loext:color="#7030a0"/>
        </loext:theme-colors>
      </loext:theme>
      <draw:g draw:name="Grid" draw:style-name="Mgr3" drawooo:display="none">
        <draw:custom-shape draw:name="Rechthoek 6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5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7" draw:layer="backgroundobjects" svg:width="9.968cm" svg:height="0.749cm" svg:x="1.124cm" svg:y="18.176cm">
        <draw:image xlink:href="Pictures/10001764000026D3000002CF45FFF6EE.emf" xlink:type="simple" xlink:show="embed" xlink:actuate="onLoad" draw:mime-type="image/x-emf">
          <text:p/>
        </draw:image>
        <draw:image xlink:href="Pictures/10000001000001780000001B5FAE371F.png" xlink:type="simple" xlink:show="embed" xlink:actuate="onLoad" draw:mime-type="image/png"/>
      </draw:frame>
      <draw:frame draw:name="Titel 1" presentation:style-name="Mpr8" draw:text-style-name="MP16" draw:layer="backgroundobjects" svg:width="31.635cm" svg:height="1.199cm" svg:x="1.124cm" svg:y="1.124cm" presentation:class="title" presentation:user-transformed="true">
        <draw:text-box>
          <text:p text:style-name="MP11"><text:span text:style-name="MT6">Title</text:span></text:p>
        </draw:text-box>
      </draw:frame>
      <draw:g draw:name="Grid" draw:style-name="Mgr3" drawooo:display="none">
        <draw:custom-shape draw:name="Rechthoek 7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grafiek 3" presentation:style-name="Mpr9" draw:text-style-name="MP18" draw:layer="backgroundobjects" svg:width="0.001cm" svg:height="0.001cm" svg:x="0cm" svg:y="0cm" presentation:class="outline">
        <draw:text-box>
          <text:list text:style-name="ML2">
            <text:list-item>
              <text:p text:style-name="MP17"><text:span text:style-name="MT7">Click here to insert</text:span><text:span text:style-name="MT7"><text:line-break/></text:span><text:span text:style-name="MT7">a graph</text:span></text:p>
            </text:list-item>
          </text:list>
        </draw:text-box>
      </draw:frame>
      <draw:frame draw:name="Tijdelijke aanduiding voor dianummer 5" presentation:style-name="Mpr10" draw:text-style-name="MP20" draw:layer="backgroundobjects" svg:width="7.623cm" svg:height="1.013cm" svg:x="25.369cm" svg:y="17.98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presentation:notes style:page-layout-name="PM2">
        <draw:page-thumbnail presentation:style-name="Graph_20_100_25_-title" draw:layer="backgroundobjects" svg:width="0.001cm" svg:height="0.001cm" svg:x="0cm" svg:y="2.257cm" presentation:class="page"/>
        <draw:frame presentation:style-name="Graph_20_100_25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o_20_100_25_" style:display-name="Video 100%" style:page-layout-name="PM1" draw:style-name="Mdp1">
      <loext:theme loext:name="Corporate template-set Universiteit Leiden">
        <loext:theme-colors loext:name="Universiteit Leiden">
          <loext:color loext:name="dark1" loext:color="#000000"/>
          <loext:color loext:name="light1" loext:color="#ffffff"/>
          <loext:color loext:name="dark2" loext:color="#8592bc"/>
          <loext:color loext:name="light2" loext:color="#001158"/>
          <loext:color loext:name="accent1" loext:color="#9eba2e"/>
          <loext:color loext:name="accent2" loext:color="#5cb1eb"/>
          <loext:color loext:name="accent3" loext:color="#34a3a9"/>
          <loext:color loext:name="accent4" loext:color="#f46e32"/>
          <loext:color loext:name="accent5" loext:color="#2c712d"/>
          <loext:color loext:name="accent6" loext:color="#b02079"/>
          <loext:color loext:name="hyperlink" loext:color="#0033cc"/>
          <loext:color loext:name="followed-hyperlink" loext:color="#7030a0"/>
        </loext:theme-colors>
      </loext:theme>
      <draw:g draw:name="Grid" draw:style-name="Mgr3" drawooo:display="none">
        <draw:custom-shape draw:name="Rechthoek 6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5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7" draw:layer="backgroundobjects" svg:width="9.968cm" svg:height="0.749cm" svg:x="1.124cm" svg:y="18.176cm">
        <draw:image xlink:href="Pictures/10001764000026D3000002CF45FFF6EE.emf" xlink:type="simple" xlink:show="embed" xlink:actuate="onLoad" draw:mime-type="image/x-emf">
          <text:p/>
        </draw:image>
        <draw:image xlink:href="Pictures/10000001000001780000001B5FAE371F.png" xlink:type="simple" xlink:show="embed" xlink:actuate="onLoad" draw:mime-type="image/png"/>
      </draw:frame>
      <draw:frame draw:name="Titel 1" presentation:style-name="Mpr13" draw:text-style-name="MP16" draw:layer="backgroundobjects" svg:width="31.635cm" svg:height="1.199cm" svg:x="1.124cm" svg:y="1.124cm" presentation:class="title" presentation:user-transformed="true">
        <draw:text-box>
          <text:p text:style-name="MP11"><text:span text:style-name="MT6">Title</text:span></text:p>
        </draw:text-box>
      </draw:frame>
      <draw:g draw:name="Grid" draw:style-name="Mgr3" drawooo:display="none">
        <draw:custom-shape draw:name="Rechthoek 7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media 12" presentation:style-name="Mpr14" draw:text-style-name="MP18" draw:layer="backgroundobjects" svg:width="0.001cm" svg:height="0.001cm" svg:x="0cm" svg:y="0cm" presentation:class="outline">
        <draw:text-box>
          <text:list text:style-name="ML2">
            <text:list-item>
              <text:p text:style-name="MP17"><text:span text:style-name="MT7">Click here to insert</text:span><text:span text:style-name="MT7"><text:line-break/></text:span><text:span text:style-name="MT7">a video</text:span></text:p>
            </text:list-item>
          </text:list>
        </draw:text-box>
      </draw:frame>
      <draw:frame draw:name="Tijdelijke aanduiding voor dianummer 5" presentation:style-name="Mpr15" draw:text-style-name="MP20" draw:layer="backgroundobjects" svg:width="7.623cm" svg:height="1.013cm" svg:x="25.369cm" svg:y="17.98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presentation:notes style:page-layout-name="PM2">
        <draw:page-thumbnail presentation:style-name="Video_20_100_25_-title" draw:layer="backgroundobjects" svg:width="0.001cm" svg:height="0.001cm" svg:x="0cm" svg:y="2.257cm" presentation:class="page"/>
        <draw:frame presentation:style-name="Video_20_100_25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Corporate template-set Universiteit Leiden">
        <loext:theme-colors loext:name="Universiteit Leiden">
          <loext:color loext:name="dark1" loext:color="#000000"/>
          <loext:color loext:name="light1" loext:color="#ffffff"/>
          <loext:color loext:name="dark2" loext:color="#8592bc"/>
          <loext:color loext:name="light2" loext:color="#001158"/>
          <loext:color loext:name="accent1" loext:color="#9eba2e"/>
          <loext:color loext:name="accent2" loext:color="#5cb1eb"/>
          <loext:color loext:name="accent3" loext:color="#34a3a9"/>
          <loext:color loext:name="accent4" loext:color="#f46e32"/>
          <loext:color loext:name="accent5" loext:color="#2c712d"/>
          <loext:color loext:name="accent6" loext:color="#b02079"/>
          <loext:color loext:name="hyperlink" loext:color="#0033cc"/>
          <loext:color loext:name="followed-hyperlink" loext:color="#7030a0"/>
        </loext:theme-colors>
      </loext:theme>
      <draw:g draw:name="Grid" draw:style-name="Mgr3" drawooo:display="none">
        <draw:custom-shape draw:name="Rechthoek 6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5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7" draw:layer="backgroundobjects" svg:width="9.968cm" svg:height="0.749cm" svg:x="1.124cm" svg:y="18.176cm">
        <draw:image xlink:href="Pictures/10001764000026D3000002CF45FFF6EE.emf" xlink:type="simple" xlink:show="embed" xlink:actuate="onLoad" draw:mime-type="image/x-emf">
          <text:p/>
        </draw:image>
        <draw:image xlink:href="Pictures/10000001000001780000001B5FAE371F.png" xlink:type="simple" xlink:show="embed" xlink:actuate="onLoad" draw:mime-type="image/png"/>
      </draw:frame>
      <draw:frame draw:name="Tijdelijke aanduiding voor tekst 5" presentation:style-name="Mpr18" draw:text-style-name="MP10" draw:layer="backgroundobjects" svg:width="33.883cm" svg:height="12.56cm" svg:x="0cm" svg:y="0cm" presentation:class="outline" presentation:user-transformed="true">
        <draw:text-box>
          <text:list text:style-name="ML2">
            <text:list-item>
              <text:p text:style-name="MP8"><text:span text:style-name="MT2">..</text:span></text:p>
            </text:list-item>
          </text:list>
        </draw:text-box>
      </draw:frame>
      <draw:frame draw:name="Titel 1" presentation:style-name="Mpr19" draw:text-style-name="MP12" draw:layer="backgroundobjects" svg:width="28.402cm" svg:height="4.6cm" svg:x="4.141cm" svg:y="2.924cm" presentation:class="title" presentation:user-transformed="true">
        <draw:text-box>
          <text:p text:style-name="MP11"><text:span text:style-name="MT3">Title closure</text:span></text:p>
        </draw:text-box>
      </draw:frame>
      <draw:g draw:name="Grid" draw:style-name="Mgr3" drawooo:display="none">
        <draw:custom-shape draw:name="Rechthoek 11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19.049cm" svg:height="1.239cm" draw:transform="rotate (-1.5707963267949) translate (1.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3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4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5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8" draw:style-name="Mgr5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6" draw:style-name="Mgr6" draw:text-style-name="MP7" draw:layer="backgroundobjects" svg:width="9.968cm" svg:height="0.749cm" svg:x="4.173cm" svg:y="18.176cm">
        <draw:image xlink:href="Pictures/10001764000026D3000002CF45FFF6EE.emf" xlink:type="simple" xlink:show="embed" xlink:actuate="onLoad" draw:mime-type="image/x-emf">
          <text:p/>
        </draw:image>
        <draw:image xlink:href="Pictures/10000001000001780000001B5FAE371F.png" xlink:type="simple" xlink:show="embed" xlink:actuate="onLoad" draw:mime-type="image/png"/>
      </draw:frame>
      <draw:frame draw:name="Picture 2" draw:style-name="Mgr6" draw:text-style-name="MP7" draw:layer="backgroundobjects" svg:width="8.84cm" svg:height="4.911cm" svg:x="0.366cm" svg:y="12.762cm">
        <draw:image xlink:href="Pictures/10000001000002FF000001AAB6E2FEA2.png" xlink:type="simple" xlink:show="embed" xlink:actuate="onLoad" draw:mime-type="image/png">
          <text:p/>
        </draw:image>
      </draw:frame>
      <presentation:notes style:page-layout-name="PM2">
        <draw:page-thumbnail presentation:style-name="_31__5f_Title_20_slide-title" draw:layer="backgroundobjects" svg:width="0.001cm" svg:height="0.001cm" svg:x="0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dex" style:page-layout-name="PM1" draw:style-name="Mdp1">
      <loext:theme loext:name="Corporate template-set Universiteit Leiden">
        <loext:theme-colors loext:name="Universiteit Leiden">
          <loext:color loext:name="dark1" loext:color="#000000"/>
          <loext:color loext:name="light1" loext:color="#ffffff"/>
          <loext:color loext:name="dark2" loext:color="#8592bc"/>
          <loext:color loext:name="light2" loext:color="#001158"/>
          <loext:color loext:name="accent1" loext:color="#9eba2e"/>
          <loext:color loext:name="accent2" loext:color="#5cb1eb"/>
          <loext:color loext:name="accent3" loext:color="#34a3a9"/>
          <loext:color loext:name="accent4" loext:color="#f46e32"/>
          <loext:color loext:name="accent5" loext:color="#2c712d"/>
          <loext:color loext:name="accent6" loext:color="#b02079"/>
          <loext:color loext:name="hyperlink" loext:color="#0033cc"/>
          <loext:color loext:name="followed-hyperlink" loext:color="#7030a0"/>
        </loext:theme-colors>
      </loext:theme>
      <draw:g draw:name="Grid" draw:style-name="Mgr3" drawooo:display="none">
        <draw:custom-shape draw:name="Rechthoek 6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5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7" draw:layer="backgroundobjects" svg:width="9.968cm" svg:height="0.749cm" svg:x="1.124cm" svg:y="18.176cm">
        <draw:image xlink:href="Pictures/10001764000026D3000002CF45FFF6EE.emf" xlink:type="simple" xlink:show="embed" xlink:actuate="onLoad" draw:mime-type="image/x-emf">
          <text:p/>
        </draw:image>
        <draw:image xlink:href="Pictures/10000001000001780000001B5FAE371F.png" xlink:type="simple" xlink:show="embed" xlink:actuate="onLoad" draw:mime-type="image/png"/>
      </draw:frame>
      <draw:frame draw:name="Titel 1" presentation:style-name="Mpr22" draw:text-style-name="MP16" draw:layer="backgroundobjects" svg:width="31.635cm" svg:height="1.199cm" svg:x="1.124cm" svg:y="1.124cm" presentation:class="title" presentation:user-transformed="true">
        <draw:text-box>
          <text:p text:style-name="MP11"><text:span text:style-name="MT6">Title</text:span></text:p>
        </draw:text-box>
      </draw:frame>
      <draw:frame draw:name="Tijdelijke aanduiding voor verticale tekst 2" presentation:style-name="Mpr23" draw:text-style-name="MP13" draw:layer="backgroundobjects" svg:width="19.017cm" svg:height="13.321cm" svg:x="1.124cm" svg:y="3.48cm" presentation:class="outline" presentation:user-transformed="true">
        <draw:text-box>
          <text:list text:style-name="ML2">
            <text:list-item>
              <text:p text:style-name="MP21"><text:span text:style-name="MT9">Numbering</text:span></text:p>
              <text:list>
                <text:list-item>
                  <text:p text:style-name="MP22"><text:span text:style-name="MT10">Bullet</text:span></text:p>
                  <text:list>
                    <text:list-item>
                      <text:p text:style-name="MP23"><text:span text:style-name="MT11">Plain text</text:span></text:p>
                      <text:list>
                        <text:list-item>
                          <text:p text:style-name="MP23"><text:span text:style-name="MT12">Header dark blue</text:span></text:p>
                          <text:list>
                            <text:list-item>
                              <text:p text:style-name="MP23"><text:span text:style-name="MT13">Header yellow</text:span></text:p>
                              <text:list>
                                <text:list-item>
                                  <text:p text:style-name="MP24"><text:span text:style-name="MT9">Numbering</text:span></text:p>
                                  <text:list>
                                    <text:list-item>
                                      <text:p text:style-name="MP8"><text:span text:style-name="MT10">Bullet</text:span></text:p>
                                      <text:list>
                                        <text:list-item>
                                          <text:p text:style-name="MP23"><text:span text:style-name="MT11">Plain text</text:span></text:p>
                                          <text:list>
                                            <text:list-item>
                                              <text:p text:style-name="MP23"><text:span text:style-name="MT12">Header dark blu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afbeelding 13" presentation:style-name="Mpr24" draw:text-style-name="MP18" draw:layer="backgroundobjects" svg:width="12.054cm" svg:height="13.321cm" svg:x="20.705cm" svg:y="3.479cm" presentation:class="outline" presentation:user-transformed="true">
        <draw:text-box>
          <text:p text:style-name="MP17"><text:span text:style-name="MT7">Click here to insert</text:span><text:span text:style-name="MT7"><text:line-break/></text:span><text:span text:style-name="MT7">an image</text:span></text:p>
        </draw:text-box>
      </draw:frame>
      <draw:g draw:name="Grid" draw:style-name="Mgr3" drawooo:display="none">
        <draw:custom-shape draw:name="Rechthoek 8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3" draw:style-name="Mgr4" draw:text-style-name="MP5" draw:layer="layout" svg:width="19.049cm" svg:height="0.561cm" draw:transform="rotate (-1.5707963267949) translate (20.705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dianummer 5" presentation:style-name="Mpr25" draw:text-style-name="MP20" draw:layer="backgroundobjects" svg:width="7.623cm" svg:height="1.013cm" svg:x="25.369cm" svg:y="17.98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presentation:notes style:page-layout-name="PM2">
        <draw:page-thumbnail presentation:style-name="Index-title" draw:layer="backgroundobjects" svg:width="0.001cm" svg:height="0.001cm" svg:x="0cm" svg:y="2.257cm" presentation:class="page"/>
        <draw:frame presentation:style-name="Index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100_25_" style:display-name="Text 100%" style:page-layout-name="PM1" draw:style-name="Mdp1">
      <loext:theme loext:name="Corporate template-set Universiteit Leiden">
        <loext:theme-colors loext:name="Universiteit Leiden">
          <loext:color loext:name="dark1" loext:color="#000000"/>
          <loext:color loext:name="light1" loext:color="#ffffff"/>
          <loext:color loext:name="dark2" loext:color="#8592bc"/>
          <loext:color loext:name="light2" loext:color="#001158"/>
          <loext:color loext:name="accent1" loext:color="#9eba2e"/>
          <loext:color loext:name="accent2" loext:color="#5cb1eb"/>
          <loext:color loext:name="accent3" loext:color="#34a3a9"/>
          <loext:color loext:name="accent4" loext:color="#f46e32"/>
          <loext:color loext:name="accent5" loext:color="#2c712d"/>
          <loext:color loext:name="accent6" loext:color="#b02079"/>
          <loext:color loext:name="hyperlink" loext:color="#0033cc"/>
          <loext:color loext:name="followed-hyperlink" loext:color="#7030a0"/>
        </loext:theme-colors>
      </loext:theme>
      <draw:g draw:name="Grid" draw:style-name="Mgr3" drawooo:display="none">
        <draw:custom-shape draw:name="Rechthoek 6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5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7" draw:layer="backgroundobjects" svg:width="9.968cm" svg:height="0.749cm" svg:x="1.124cm" svg:y="18.176cm">
        <draw:image xlink:href="Pictures/10001764000026D3000002CF45FFF6EE.emf" xlink:type="simple" xlink:show="embed" xlink:actuate="onLoad" draw:mime-type="image/x-emf">
          <text:p/>
        </draw:image>
        <draw:image xlink:href="Pictures/10000001000001780000001B5FAE371F.png" xlink:type="simple" xlink:show="embed" xlink:actuate="onLoad" draw:mime-type="image/png"/>
      </draw:frame>
      <draw:frame draw:name="Titel 1" presentation:style-name="Mpr28" draw:text-style-name="MP16" draw:layer="backgroundobjects" svg:width="31.635cm" svg:height="1.199cm" svg:x="1.124cm" svg:y="1.124cm" presentation:class="title" presentation:user-transformed="true">
        <draw:text-box>
          <text:p text:style-name="MP11"><text:span text:style-name="MT6">Title</text:span></text:p>
        </draw:text-box>
      </draw:frame>
      <draw:frame draw:name="Tijdelijke aanduiding voor verticale tekst 2" presentation:style-name="Mpr29" draw:text-style-name="MP25" draw:layer="backgroundobjects" svg:width="31.635cm" svg:height="13.321cm" svg:x="1.124cm" svg:y="3.48cm" presentation:class="outline" presentation:user-transformed="true">
        <draw:text-box>
          <text:list text:style-name="ML2">
            <text:list-item>
              <text:p text:style-name="MP22"><text:span text:style-name="MT11">Bullet</text:span></text:p>
              <text:list>
                <text:list-item>
                  <text:p text:style-name="MP22"><text:span text:style-name="MT10">Sub-bullet</text:span></text:p>
                  <text:list>
                    <text:list-item>
                      <text:p text:style-name="MP23"><text:span text:style-name="MT11">Plain text</text:span></text:p>
                      <text:list>
                        <text:list-item>
                          <text:p text:style-name="MP23"><text:span text:style-name="MT12">Header dark blue</text:span></text:p>
                          <text:list>
                            <text:list-item>
                              <text:p text:style-name="MP23"><text:span text:style-name="MT14">Header light blue</text:span></text:p>
                              <text:list>
                                <text:list-item>
                                  <text:p text:style-name="MP8"><text:span text:style-name="MT11">Bullet</text:span></text:p>
                                  <text:list>
                                    <text:list-item>
                                      <text:p text:style-name="MP8"><text:span text:style-name="MT10">Sub-bullet</text:span></text:p>
                                      <text:list>
                                        <text:list-item>
                                          <text:p text:style-name="MP23"><text:span text:style-name="MT11">Plain text</text:span></text:p>
                                          <text:list>
                                            <text:list-item>
                                              <text:p text:style-name="MP23"><text:span text:style-name="MT12">Header dark blu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ianummer 5" presentation:style-name="Mpr30" draw:text-style-name="MP20" draw:layer="backgroundobjects" svg:width="7.623cm" svg:height="1.013cm" svg:x="25.369cm" svg:y="17.98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presentation:notes style:page-layout-name="PM2">
        <draw:page-thumbnail presentation:style-name="Text_20_100_25_-title" draw:layer="backgroundobjects" svg:width="0.001cm" svg:height="0.001cm" svg:x="0cm" svg:y="2.257cm" presentation:class="page"/>
        <draw:frame presentation:style-name="Text_20_100_25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_26__20_Image_20_75_25__2f_25_25_" style:display-name="Text &amp; Image 75%/25%" style:page-layout-name="PM1" draw:style-name="Mdp1">
      <loext:theme loext:name="Corporate template-set Universiteit Leiden">
        <loext:theme-colors loext:name="Universiteit Leiden">
          <loext:color loext:name="dark1" loext:color="#000000"/>
          <loext:color loext:name="light1" loext:color="#ffffff"/>
          <loext:color loext:name="dark2" loext:color="#8592bc"/>
          <loext:color loext:name="light2" loext:color="#001158"/>
          <loext:color loext:name="accent1" loext:color="#9eba2e"/>
          <loext:color loext:name="accent2" loext:color="#5cb1eb"/>
          <loext:color loext:name="accent3" loext:color="#34a3a9"/>
          <loext:color loext:name="accent4" loext:color="#f46e32"/>
          <loext:color loext:name="accent5" loext:color="#2c712d"/>
          <loext:color loext:name="accent6" loext:color="#b02079"/>
          <loext:color loext:name="hyperlink" loext:color="#0033cc"/>
          <loext:color loext:name="followed-hyperlink" loext:color="#7030a0"/>
        </loext:theme-colors>
      </loext:theme>
      <draw:g draw:name="Grid" draw:style-name="Mgr3" drawooo:display="none">
        <draw:custom-shape draw:name="Rechthoek 6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5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7" draw:layer="backgroundobjects" svg:width="9.968cm" svg:height="0.749cm" svg:x="1.124cm" svg:y="18.176cm">
        <draw:image xlink:href="Pictures/10001764000026D3000002CF45FFF6EE.emf" xlink:type="simple" xlink:show="embed" xlink:actuate="onLoad" draw:mime-type="image/x-emf">
          <text:p/>
        </draw:image>
        <draw:image xlink:href="Pictures/10000001000001780000001B5FAE371F.png" xlink:type="simple" xlink:show="embed" xlink:actuate="onLoad" draw:mime-type="image/png"/>
      </draw:frame>
      <draw:frame draw:name="Titel 1" presentation:style-name="Mpr33" draw:text-style-name="MP16" draw:layer="backgroundobjects" svg:width="31.635cm" svg:height="1.199cm" svg:x="1.124cm" svg:y="1.124cm" presentation:class="title" presentation:user-transformed="true">
        <draw:text-box>
          <text:p text:style-name="MP11"><text:span text:style-name="MT6">Title</text:span></text:p>
        </draw:text-box>
      </draw:frame>
      <draw:frame draw:name="Tijdelijke aanduiding voor verticale tekst 2" presentation:style-name="Mpr34" draw:text-style-name="MP25" draw:layer="backgroundobjects" svg:width="22.018cm" svg:height="13.321cm" svg:x="1.124cm" svg:y="3.48cm" presentation:class="outline" presentation:user-transformed="true">
        <draw:text-box>
          <text:list text:style-name="ML2">
            <text:list-item>
              <text:p text:style-name="MP22"><text:span text:style-name="MT11">Bullet</text:span></text:p>
              <text:list>
                <text:list-item>
                  <text:p text:style-name="MP22"><text:span text:style-name="MT10">Sub-bullet</text:span></text:p>
                  <text:list>
                    <text:list-item>
                      <text:p text:style-name="MP23"><text:span text:style-name="MT11">Plain text</text:span></text:p>
                      <text:list>
                        <text:list-item>
                          <text:p text:style-name="MP23"><text:span text:style-name="MT12">Header dark blue</text:span></text:p>
                          <text:list>
                            <text:list-item>
                              <text:p text:style-name="MP23"><text:span text:style-name="MT14">Header light blue</text:span></text:p>
                              <text:list>
                                <text:list-item>
                                  <text:p text:style-name="MP8"><text:span text:style-name="MT11">Bullet</text:span></text:p>
                                  <text:list>
                                    <text:list-item>
                                      <text:p text:style-name="MP8"><text:span text:style-name="MT10">Sub-bullet</text:span></text:p>
                                      <text:list>
                                        <text:list-item>
                                          <text:p text:style-name="MP23"><text:span text:style-name="MT11">Plain text</text:span></text:p>
                                          <text:list>
                                            <text:list-item>
                                              <text:p text:style-name="MP23"><text:span text:style-name="MT12">Header dark blu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id" draw:style-name="Mgr3" drawooo:display="none">
        <draw:custom-shape draw:name="Rechthoek 7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19.049cm" svg:height="0.561cm" draw:transform="rotate (-1.5707963267949) translate (23.705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afbeelding 13" presentation:style-name="Mpr35" draw:text-style-name="MP18" draw:layer="backgroundobjects" svg:width="9.054cm" svg:height="13.321cm" svg:x="23.705cm" svg:y="3.479cm" presentation:class="outline" presentation:user-transformed="true">
        <draw:text-box>
          <text:p text:style-name="MP17"><text:span text:style-name="MT7">Click here to insert</text:span><text:span text:style-name="MT7"><text:line-break/></text:span><text:span text:style-name="MT7">an image</text:span></text:p>
        </draw:text-box>
      </draw:frame>
      <draw:frame draw:name="Tijdelijke aanduiding voor dianummer 5" presentation:style-name="Mpr36" draw:text-style-name="MP20" draw:layer="backgroundobjects" svg:width="7.623cm" svg:height="1.013cm" svg:x="25.369cm" svg:y="17.98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presentation:notes style:page-layout-name="PM2">
        <draw:page-thumbnail presentation:style-name="Text_20__26__20_Image_20_75_25__2f_25_25_-title" draw:layer="backgroundobjects" svg:width="0.001cm" svg:height="0.001cm" svg:x="0cm" svg:y="2.257cm" presentation:class="page"/>
        <draw:frame presentation:style-name="Text_20__26__20_Image_20_75_25__2f_25_25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_26__20_Image_20_50_25__2f_50_25_" style:display-name="Text &amp; Image 50%/50%" style:page-layout-name="PM1" draw:style-name="Mdp1">
      <loext:theme loext:name="Corporate template-set Universiteit Leiden">
        <loext:theme-colors loext:name="Universiteit Leiden">
          <loext:color loext:name="dark1" loext:color="#000000"/>
          <loext:color loext:name="light1" loext:color="#ffffff"/>
          <loext:color loext:name="dark2" loext:color="#8592bc"/>
          <loext:color loext:name="light2" loext:color="#001158"/>
          <loext:color loext:name="accent1" loext:color="#9eba2e"/>
          <loext:color loext:name="accent2" loext:color="#5cb1eb"/>
          <loext:color loext:name="accent3" loext:color="#34a3a9"/>
          <loext:color loext:name="accent4" loext:color="#f46e32"/>
          <loext:color loext:name="accent5" loext:color="#2c712d"/>
          <loext:color loext:name="accent6" loext:color="#b02079"/>
          <loext:color loext:name="hyperlink" loext:color="#0033cc"/>
          <loext:color loext:name="followed-hyperlink" loext:color="#7030a0"/>
        </loext:theme-colors>
      </loext:theme>
      <draw:g draw:name="Grid" draw:style-name="Mgr3" drawooo:display="none">
        <draw:custom-shape draw:name="Rechthoek 6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5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7" draw:layer="backgroundobjects" svg:width="9.968cm" svg:height="0.749cm" svg:x="1.124cm" svg:y="18.176cm">
        <draw:image xlink:href="Pictures/10001764000026D3000002CF45FFF6EE.emf" xlink:type="simple" xlink:show="embed" xlink:actuate="onLoad" draw:mime-type="image/x-emf">
          <text:p/>
        </draw:image>
        <draw:image xlink:href="Pictures/10000001000001780000001B5FAE371F.png" xlink:type="simple" xlink:show="embed" xlink:actuate="onLoad" draw:mime-type="image/png"/>
      </draw:frame>
      <draw:frame draw:name="Titel 1" presentation:style-name="Mpr39" draw:text-style-name="MP16" draw:layer="backgroundobjects" svg:width="31.635cm" svg:height="1.199cm" svg:x="1.124cm" svg:y="1.124cm" presentation:class="title" presentation:user-transformed="true">
        <draw:text-box>
          <text:p text:style-name="MP11"><text:span text:style-name="MT6">Title</text:span></text:p>
        </draw:text-box>
      </draw:frame>
      <draw:frame draw:name="Tijdelijke aanduiding voor verticale tekst 2" presentation:style-name="Mpr40" draw:text-style-name="MP25" draw:layer="backgroundobjects" svg:width="15.536cm" svg:height="13.321cm" svg:x="1.124cm" svg:y="3.48cm" presentation:class="outline" presentation:user-transformed="true">
        <draw:text-box>
          <text:list text:style-name="ML2">
            <text:list-item>
              <text:p text:style-name="MP22"><text:span text:style-name="MT11">Bullet</text:span></text:p>
              <text:list>
                <text:list-item>
                  <text:p text:style-name="MP22"><text:span text:style-name="MT10">Sub-bullet</text:span></text:p>
                  <text:list>
                    <text:list-item>
                      <text:p text:style-name="MP23"><text:span text:style-name="MT11">Plain text</text:span></text:p>
                      <text:list>
                        <text:list-item>
                          <text:p text:style-name="MP23"><text:span text:style-name="MT12">Header dark blue</text:span></text:p>
                          <text:list>
                            <text:list-item>
                              <text:p text:style-name="MP23"><text:span text:style-name="MT14">Header light blue</text:span></text:p>
                              <text:list>
                                <text:list-item>
                                  <text:p text:style-name="MP8"><text:span text:style-name="MT11">Bullet</text:span></text:p>
                                  <text:list>
                                    <text:list-item>
                                      <text:p text:style-name="MP8"><text:span text:style-name="MT10">Sub-bullet</text:span></text:p>
                                      <text:list>
                                        <text:list-item>
                                          <text:p text:style-name="MP23"><text:span text:style-name="MT11">Plain text</text:span></text:p>
                                          <text:list>
                                            <text:list-item>
                                              <text:p text:style-name="MP23"><text:span text:style-name="MT12">Header dark blu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id" draw:style-name="Mgr3" drawooo:display="none">
        <draw:custom-shape draw:name="Rechthoek 7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19.049cm" svg:height="0.561cm" draw:transform="rotate (-1.5707963267949) translate (17.22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afbeelding 13" presentation:style-name="Mpr41" draw:text-style-name="MP18" draw:layer="backgroundobjects" svg:width="15.534cm" svg:height="13.321cm" svg:x="17.224cm" svg:y="3.479cm" presentation:class="outline" presentation:user-transformed="true">
        <draw:text-box>
          <text:p text:style-name="MP17"><text:span text:style-name="MT7">Click here to insert</text:span><text:span text:style-name="MT7"><text:line-break/></text:span><text:span text:style-name="MT7">an image</text:span></text:p>
        </draw:text-box>
      </draw:frame>
      <draw:frame draw:name="Tijdelijke aanduiding voor dianummer 5" presentation:style-name="Mpr42" draw:text-style-name="MP20" draw:layer="backgroundobjects" svg:width="7.623cm" svg:height="1.013cm" svg:x="25.369cm" svg:y="17.98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presentation:notes style:page-layout-name="PM2">
        <draw:page-thumbnail presentation:style-name="Text_20__26__20_Image_20_50_25__2f_50_25_-title" draw:layer="backgroundobjects" svg:width="0.001cm" svg:height="0.001cm" svg:x="0cm" svg:y="2.257cm" presentation:class="page"/>
        <draw:frame presentation:style-name="Text_20__26__20_Image_20_50_25__2f_50_25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_26__20_Image_20_25_25__2f_75_25_" style:display-name="Text &amp; Image 25%/75%" style:page-layout-name="PM1" draw:style-name="Mdp1">
      <loext:theme loext:name="Corporate template-set Universiteit Leiden">
        <loext:theme-colors loext:name="Universiteit Leiden">
          <loext:color loext:name="dark1" loext:color="#000000"/>
          <loext:color loext:name="light1" loext:color="#ffffff"/>
          <loext:color loext:name="dark2" loext:color="#8592bc"/>
          <loext:color loext:name="light2" loext:color="#001158"/>
          <loext:color loext:name="accent1" loext:color="#9eba2e"/>
          <loext:color loext:name="accent2" loext:color="#5cb1eb"/>
          <loext:color loext:name="accent3" loext:color="#34a3a9"/>
          <loext:color loext:name="accent4" loext:color="#f46e32"/>
          <loext:color loext:name="accent5" loext:color="#2c712d"/>
          <loext:color loext:name="accent6" loext:color="#b02079"/>
          <loext:color loext:name="hyperlink" loext:color="#0033cc"/>
          <loext:color loext:name="followed-hyperlink" loext:color="#7030a0"/>
        </loext:theme-colors>
      </loext:theme>
      <draw:g draw:name="Grid" draw:style-name="Mgr3" drawooo:display="none">
        <draw:custom-shape draw:name="Rechthoek 6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5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7" draw:layer="backgroundobjects" svg:width="9.968cm" svg:height="0.749cm" svg:x="1.124cm" svg:y="18.176cm">
        <draw:image xlink:href="Pictures/10001764000026D3000002CF45FFF6EE.emf" xlink:type="simple" xlink:show="embed" xlink:actuate="onLoad" draw:mime-type="image/x-emf">
          <text:p/>
        </draw:image>
        <draw:image xlink:href="Pictures/10000001000001780000001B5FAE371F.png" xlink:type="simple" xlink:show="embed" xlink:actuate="onLoad" draw:mime-type="image/png"/>
      </draw:frame>
      <draw:frame draw:name="Titel 1" presentation:style-name="Mpr45" draw:text-style-name="MP16" draw:layer="backgroundobjects" svg:width="31.635cm" svg:height="1.199cm" svg:x="1.124cm" svg:y="1.124cm" presentation:class="title" presentation:user-transformed="true">
        <draw:text-box>
          <text:p text:style-name="MP11"><text:span text:style-name="MT6">Title</text:span></text:p>
        </draw:text-box>
      </draw:frame>
      <draw:frame draw:name="Tijdelijke aanduiding voor verticale tekst 2" presentation:style-name="Mpr46" draw:text-style-name="MP25" draw:layer="backgroundobjects" svg:width="9.816cm" svg:height="13.321cm" svg:x="1.124cm" svg:y="3.48cm" presentation:class="outline" presentation:user-transformed="true">
        <draw:text-box>
          <text:list text:style-name="ML2">
            <text:list-item>
              <text:p text:style-name="MP22"><text:span text:style-name="MT11">Bullet</text:span></text:p>
              <text:list>
                <text:list-item>
                  <text:p text:style-name="MP22"><text:span text:style-name="MT10">Sub-bullet</text:span></text:p>
                  <text:list>
                    <text:list-item>
                      <text:p text:style-name="MP23"><text:span text:style-name="MT11">Plain text</text:span></text:p>
                      <text:list>
                        <text:list-item>
                          <text:p text:style-name="MP23"><text:span text:style-name="MT12">Header dark blue</text:span></text:p>
                          <text:list>
                            <text:list-item>
                              <text:p text:style-name="MP23"><text:span text:style-name="MT14">Header light blue</text:span></text:p>
                              <text:list>
                                <text:list-item>
                                  <text:p text:style-name="MP8"><text:span text:style-name="MT11">Bullet</text:span></text:p>
                                  <text:list>
                                    <text:list-item>
                                      <text:p text:style-name="MP8"><text:span text:style-name="MT10">Sub-bullet</text:span></text:p>
                                      <text:list>
                                        <text:list-item>
                                          <text:p text:style-name="MP23"><text:span text:style-name="MT11">Plain text</text:span></text:p>
                                          <text:list>
                                            <text:list-item>
                                              <text:p text:style-name="MP23"><text:span text:style-name="MT12">Header dark blu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id" draw:style-name="Mgr3" drawooo:display="none">
        <draw:custom-shape draw:name="Rechthoek 7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19.049cm" svg:height="0.561cm" draw:transform="rotate (-1.5707963267949) translate (11.50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afbeelding 13" presentation:style-name="Mpr47" draw:text-style-name="MP18" draw:layer="backgroundobjects" svg:width="21.255cm" svg:height="13.321cm" svg:x="11.504cm" svg:y="3.479cm" presentation:class="outline" presentation:user-transformed="true">
        <draw:text-box>
          <text:p text:style-name="MP17"><text:span text:style-name="MT7">Click here to insert</text:span><text:span text:style-name="MT7"><text:line-break/></text:span><text:span text:style-name="MT7">an image</text:span></text:p>
        </draw:text-box>
      </draw:frame>
      <draw:frame draw:name="Tijdelijke aanduiding voor dianummer 5" presentation:style-name="Mpr48" draw:text-style-name="MP20" draw:layer="backgroundobjects" svg:width="7.623cm" svg:height="1.013cm" svg:x="25.369cm" svg:y="17.98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presentation:notes style:page-layout-name="PM2">
        <draw:page-thumbnail presentation:style-name="Text_20__26__20_Image_20_25_25__2f_75_25_-title" draw:layer="backgroundobjects" svg:width="0.001cm" svg:height="0.001cm" svg:x="0cm" svg:y="2.257cm" presentation:class="page"/>
        <draw:frame presentation:style-name="Text_20__26__20_Image_20_25_25__2f_75_25_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100_25_" style:display-name="Image 100%" style:page-layout-name="PM1" draw:style-name="Mdp1">
      <loext:theme loext:name="Corporate template-set Universiteit Leiden">
        <loext:theme-colors loext:name="Universiteit Leiden">
          <loext:color loext:name="dark1" loext:color="#000000"/>
          <loext:color loext:name="light1" loext:color="#ffffff"/>
          <loext:color loext:name="dark2" loext:color="#8592bc"/>
          <loext:color loext:name="light2" loext:color="#001158"/>
          <loext:color loext:name="accent1" loext:color="#9eba2e"/>
          <loext:color loext:name="accent2" loext:color="#5cb1eb"/>
          <loext:color loext:name="accent3" loext:color="#34a3a9"/>
          <loext:color loext:name="accent4" loext:color="#f46e32"/>
          <loext:color loext:name="accent5" loext:color="#2c712d"/>
          <loext:color loext:name="accent6" loext:color="#b02079"/>
          <loext:color loext:name="hyperlink" loext:color="#0033cc"/>
          <loext:color loext:name="followed-hyperlink" loext:color="#7030a0"/>
        </loext:theme-colors>
      </loext:theme>
      <draw:g draw:name="Grid" draw:style-name="Mgr3" drawooo:display="none">
        <draw:custom-shape draw:name="Rechthoek 6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5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7" draw:layer="backgroundobjects" svg:width="9.968cm" svg:height="0.749cm" svg:x="1.124cm" svg:y="18.176cm">
        <draw:image xlink:href="Pictures/10001764000026D3000002CF45FFF6EE.emf" xlink:type="simple" xlink:show="embed" xlink:actuate="onLoad" draw:mime-type="image/x-emf">
          <text:p/>
        </draw:image>
        <draw:image xlink:href="Pictures/10000001000001780000001B5FAE371F.png" xlink:type="simple" xlink:show="embed" xlink:actuate="onLoad" draw:mime-type="image/png"/>
      </draw:frame>
      <draw:frame draw:name="Titel 1" presentation:style-name="Mpr51" draw:text-style-name="MP16" draw:layer="backgroundobjects" svg:width="31.635cm" svg:height="1.199cm" svg:x="1.124cm" svg:y="1.124cm" presentation:class="title" presentation:user-transformed="true">
        <draw:text-box>
          <text:p text:style-name="MP11"><text:span text:style-name="MT6">Title</text:span></text:p>
        </draw:text-box>
      </draw:frame>
      <draw:g draw:name="Grid" draw:style-name="Mgr3" drawooo:display="none">
        <draw:custom-shape draw:name="Rechthoek 7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afbeelding 13" presentation:style-name="Mpr52" draw:text-style-name="MP18" draw:layer="backgroundobjects" svg:width="31.635cm" svg:height="13.321cm" svg:x="1.124cm" svg:y="3.479cm" presentation:class="outline" presentation:user-transformed="true">
        <draw:text-box>
          <text:list text:style-name="ML2">
            <text:list-item>
              <text:p text:style-name="MP17"><text:span text:style-name="MT7">Click here to insert</text:span><text:span text:style-name="MT7"><text:line-break/></text:span><text:span text:style-name="MT7">an image</text:span></text:p>
            </text:list-item>
          </text:list>
        </draw:text-box>
      </draw:frame>
      <draw:frame draw:name="Tijdelijke aanduiding voor dianummer 5" presentation:style-name="Mpr53" draw:text-style-name="MP20" draw:layer="backgroundobjects" svg:width="7.623cm" svg:height="1.013cm" svg:x="25.369cm" svg:y="17.98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presentation:notes style:page-layout-name="PM2">
        <draw:page-thumbnail presentation:style-name="Image_20_100_25_-title" draw:layer="backgroundobjects" svg:width="0.001cm" svg:height="0.001cm" svg:x="0cm" svg:y="2.257cm" presentation:class="page"/>
        <draw:frame presentation:style-name="Image_20_100_25_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_26__20_Image_20_4x" style:display-name="Text &amp; Image 4x" style:page-layout-name="PM1" draw:style-name="Mdp1">
      <loext:theme loext:name="Corporate template-set Universiteit Leiden">
        <loext:theme-colors loext:name="Universiteit Leiden">
          <loext:color loext:name="dark1" loext:color="#000000"/>
          <loext:color loext:name="light1" loext:color="#ffffff"/>
          <loext:color loext:name="dark2" loext:color="#8592bc"/>
          <loext:color loext:name="light2" loext:color="#001158"/>
          <loext:color loext:name="accent1" loext:color="#9eba2e"/>
          <loext:color loext:name="accent2" loext:color="#5cb1eb"/>
          <loext:color loext:name="accent3" loext:color="#34a3a9"/>
          <loext:color loext:name="accent4" loext:color="#f46e32"/>
          <loext:color loext:name="accent5" loext:color="#2c712d"/>
          <loext:color loext:name="accent6" loext:color="#b02079"/>
          <loext:color loext:name="hyperlink" loext:color="#0033cc"/>
          <loext:color loext:name="followed-hyperlink" loext:color="#7030a0"/>
        </loext:theme-colors>
      </loext:theme>
      <draw:g draw:name="Grid" draw:style-name="Mgr3" drawooo:display="none">
        <draw:custom-shape draw:name="Rechthoek 6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5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7" draw:layer="backgroundobjects" svg:width="9.968cm" svg:height="0.749cm" svg:x="1.124cm" svg:y="18.176cm">
        <draw:image xlink:href="Pictures/10001764000026D3000002CF45FFF6EE.emf" xlink:type="simple" xlink:show="embed" xlink:actuate="onLoad" draw:mime-type="image/x-emf">
          <text:p/>
        </draw:image>
        <draw:image xlink:href="Pictures/10000001000001780000001B5FAE371F.png" xlink:type="simple" xlink:show="embed" xlink:actuate="onLoad" draw:mime-type="image/png"/>
      </draw:frame>
      <draw:frame draw:name="Titel 1" presentation:style-name="Mpr56" draw:text-style-name="MP16" draw:layer="backgroundobjects" svg:width="31.635cm" svg:height="1.199cm" svg:x="1.124cm" svg:y="1.124cm" presentation:class="title" presentation:user-transformed="true">
        <draw:text-box>
          <text:p text:style-name="MP11"><text:span text:style-name="MT6">Title</text:span></text:p>
        </draw:text-box>
      </draw:frame>
      <draw:frame draw:name="Tijdelijke aanduiding voor verticale tekst 2" presentation:style-name="Mpr57" draw:text-style-name="MP25" draw:layer="backgroundobjects" svg:width="15.536cm" svg:height="13.321cm" svg:x="1.124cm" svg:y="3.48cm" presentation:class="outline" presentation:user-transformed="true">
        <draw:text-box>
          <text:list text:style-name="ML2">
            <text:list-item>
              <text:p text:style-name="MP22"><text:span text:style-name="MT11">Bullet</text:span></text:p>
              <text:list>
                <text:list-item>
                  <text:p text:style-name="MP22"><text:span text:style-name="MT10">Sub-bullet</text:span></text:p>
                  <text:list>
                    <text:list-item>
                      <text:p text:style-name="MP23"><text:span text:style-name="MT11">Plain text</text:span></text:p>
                      <text:list>
                        <text:list-item>
                          <text:p text:style-name="MP23"><text:span text:style-name="MT12">Header dark blue</text:span></text:p>
                          <text:list>
                            <text:list-item>
                              <text:p text:style-name="MP23"><text:span text:style-name="MT14">Header light blue</text:span></text:p>
                              <text:list>
                                <text:list-item>
                                  <text:p text:style-name="MP8"><text:span text:style-name="MT11">Bullet</text:span></text:p>
                                  <text:list>
                                    <text:list-item>
                                      <text:p text:style-name="MP8"><text:span text:style-name="MT10">Sub-bullet</text:span></text:p>
                                      <text:list>
                                        <text:list-item>
                                          <text:p text:style-name="MP23"><text:span text:style-name="MT11">Plain text</text:span></text:p>
                                          <text:list>
                                            <text:list-item>
                                              <text:p text:style-name="MP23"><text:span text:style-name="MT12">Header dark blu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id" draw:style-name="Mgr3" drawooo:display="none">
        <draw:custom-shape draw:name="Rechthoek 7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19.049cm" svg:height="0.561cm" draw:transform="rotate (-1.5707963267949) translate (17.22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4" draw:style-name="Mgr4" draw:text-style-name="MP5" draw:layer="layout" svg:width="19.049cm" svg:height="0.561cm" draw:transform="rotate (-1.5707963267949) translate (25.27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5" draw:style-name="Mgr4" draw:text-style-name="MP5" draw:layer="layout" svg:width="19.049cm" svg:height="0.561cm" draw:transform="rotate (-3.14159265358979) translate (33.941cm 10.42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afbeelding 13" presentation:style-name="Mpr58" draw:text-style-name="MP18" draw:layer="backgroundobjects" svg:width="7.485cm" svg:height="6.38cm" svg:x="17.224cm" svg:y="3.479cm" presentation:class="outline" presentation:user-transformed="true">
        <draw:text-box>
          <text:p text:style-name="MP17"><text:span text:style-name="MT7">Click here to insert</text:span><text:span text:style-name="MT7"><text:line-break/></text:span><text:span text:style-name="MT7">an image</text:span></text:p>
        </draw:text-box>
      </draw:frame>
      <draw:frame draw:name="Tijdelijke aanduiding voor afbeelding 13" presentation:style-name="Mpr58" draw:text-style-name="MP18" draw:layer="backgroundobjects" svg:width="7.485cm" svg:height="6.38cm" svg:x="25.274cm" svg:y="3.479cm" presentation:class="outline" presentation:user-transformed="true">
        <draw:text-box>
          <text:p text:style-name="MP17"><text:span text:style-name="MT7">Click here to insert</text:span><text:span text:style-name="MT7"><text:line-break/></text:span><text:span text:style-name="MT7">an image</text:span></text:p>
        </draw:text-box>
      </draw:frame>
      <draw:frame draw:name="Tijdelijke aanduiding voor afbeelding 13" presentation:style-name="Mpr58" draw:text-style-name="MP18" draw:layer="backgroundobjects" svg:width="7.485cm" svg:height="6.38cm" svg:x="17.224cm" svg:y="10.421cm" presentation:class="outline" presentation:user-transformed="true">
        <draw:text-box>
          <text:p text:style-name="MP17"><text:span text:style-name="MT7">Click here to insert</text:span><text:span text:style-name="MT7"><text:line-break/></text:span><text:span text:style-name="MT7">an image</text:span></text:p>
        </draw:text-box>
      </draw:frame>
      <draw:frame draw:name="Tijdelijke aanduiding voor afbeelding 13" presentation:style-name="Mpr58" draw:text-style-name="MP18" draw:layer="backgroundobjects" svg:width="7.485cm" svg:height="6.38cm" svg:x="25.274cm" svg:y="10.421cm" presentation:class="outline" presentation:user-transformed="true">
        <draw:text-box>
          <text:p text:style-name="MP17"><text:span text:style-name="MT7">Click here to insert</text:span><text:span text:style-name="MT7"><text:line-break/></text:span><text:span text:style-name="MT7">an image</text:span></text:p>
        </draw:text-box>
      </draw:frame>
      <draw:frame draw:name="Tijdelijke aanduiding voor dianummer 5" presentation:style-name="Mpr59" draw:text-style-name="MP20" draw:layer="backgroundobjects" svg:width="7.623cm" svg:height="1.013cm" svg:x="25.369cm" svg:y="17.98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presentation:notes style:page-layout-name="PM2">
        <draw:page-thumbnail presentation:style-name="Text_20__26__20_Image_20_4x-title" draw:layer="backgroundobjects" svg:width="0.001cm" svg:height="0.001cm" svg:x="0cm" svg:y="2.257cm" presentation:class="page"/>
        <draw:frame presentation:style-name="Text_20__26__20_Image_20_4x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_26__20_Image_20_2x" style:display-name="Text &amp; Image 2x" style:page-layout-name="PM1" draw:style-name="Mdp1">
      <loext:theme loext:name="Corporate template-set Universiteit Leiden">
        <loext:theme-colors loext:name="Universiteit Leiden">
          <loext:color loext:name="dark1" loext:color="#000000"/>
          <loext:color loext:name="light1" loext:color="#ffffff"/>
          <loext:color loext:name="dark2" loext:color="#8592bc"/>
          <loext:color loext:name="light2" loext:color="#001158"/>
          <loext:color loext:name="accent1" loext:color="#9eba2e"/>
          <loext:color loext:name="accent2" loext:color="#5cb1eb"/>
          <loext:color loext:name="accent3" loext:color="#34a3a9"/>
          <loext:color loext:name="accent4" loext:color="#f46e32"/>
          <loext:color loext:name="accent5" loext:color="#2c712d"/>
          <loext:color loext:name="accent6" loext:color="#b02079"/>
          <loext:color loext:name="hyperlink" loext:color="#0033cc"/>
          <loext:color loext:name="followed-hyperlink" loext:color="#7030a0"/>
        </loext:theme-colors>
      </loext:theme>
      <draw:g draw:name="Grid" draw:style-name="Mgr3" drawooo:display="none">
        <draw:custom-shape draw:name="Rechthoek 6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7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hthoek 19" draw:style-name="Mgr5" draw:text-style-name="MP6" draw:layer="backgroundobjects" svg:width="33.883cm" svg:height="1.123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7" draw:layer="backgroundobjects" svg:width="9.968cm" svg:height="0.749cm" svg:x="1.124cm" svg:y="18.176cm">
        <draw:image xlink:href="Pictures/10001764000026D3000002CF45FFF6EE.emf" xlink:type="simple" xlink:show="embed" xlink:actuate="onLoad" draw:mime-type="image/x-emf">
          <text:p/>
        </draw:image>
        <draw:image xlink:href="Pictures/10000001000001780000001B5FAE371F.png" xlink:type="simple" xlink:show="embed" xlink:actuate="onLoad" draw:mime-type="image/png"/>
      </draw:frame>
      <draw:frame draw:name="Titel 1" presentation:style-name="Mpr62" draw:text-style-name="MP16" draw:layer="backgroundobjects" svg:width="31.635cm" svg:height="1.199cm" svg:x="1.124cm" svg:y="1.124cm" presentation:class="title" presentation:user-transformed="true">
        <draw:text-box>
          <text:p text:style-name="MP11"><text:span text:style-name="MT6">Title</text:span></text:p>
        </draw:text-box>
      </draw:frame>
      <draw:frame draw:name="Tijdelijke aanduiding voor verticale tekst 2" presentation:style-name="Mpr63" draw:text-style-name="MP25" draw:layer="backgroundobjects" svg:width="15.536cm" svg:height="13.321cm" svg:x="1.124cm" svg:y="3.48cm" presentation:class="outline" presentation:user-transformed="true">
        <draw:text-box>
          <text:list text:style-name="ML2">
            <text:list-item>
              <text:p text:style-name="MP22"><text:span text:style-name="MT11">Bullet</text:span></text:p>
              <text:list>
                <text:list-item>
                  <text:p text:style-name="MP22"><text:span text:style-name="MT10">Sub-bullet</text:span></text:p>
                  <text:list>
                    <text:list-item>
                      <text:p text:style-name="MP23"><text:span text:style-name="MT11">Plain text</text:span></text:p>
                      <text:list>
                        <text:list-item>
                          <text:p text:style-name="MP23"><text:span text:style-name="MT12">Header dark blue</text:span></text:p>
                          <text:list>
                            <text:list-item>
                              <text:p text:style-name="MP23"><text:span text:style-name="MT14">Header light blue</text:span></text:p>
                              <text:list>
                                <text:list-item>
                                  <text:p text:style-name="MP8"><text:span text:style-name="MT11">Bullet</text:span></text:p>
                                  <text:list>
                                    <text:list-item>
                                      <text:p text:style-name="MP8"><text:span text:style-name="MT10">Sub-bullet</text:span></text:p>
                                      <text:list>
                                        <text:list-item>
                                          <text:p text:style-name="MP23"><text:span text:style-name="MT11">Plain text</text:span></text:p>
                                          <text:list>
                                            <text:list-item>
                                              <text:p text:style-name="MP23"><text:span text:style-name="MT12">Header dark blu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id" draw:style-name="Mgr3" drawooo:display="none">
        <draw:custom-shape draw:name="Rechthoek 7" draw:style-name="Mgr4" draw:text-style-name="MP5" draw:layer="layout" svg:width="33.883cm" svg:height="1.12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8" draw:style-name="Mgr4" draw:text-style-name="MP5" draw:layer="layout" svg:width="19.049cm" svg:height="1.123cm" draw:transform="rotate (-1.5707963267949) translate (1.12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9" draw:style-name="Mgr4" draw:text-style-name="MP5" draw:layer="layout" svg:width="19.049cm" svg:height="1.123cm" draw:transform="rotate (-1.5707963267949) translate (33.88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0" draw:style-name="Mgr4" draw:text-style-name="MP5" draw:layer="layout" svg:width="33.883cm" svg:height="1.123cm" svg:x="0cm" svg:y="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1" draw:style-name="Mgr4" draw:text-style-name="MP5" draw:layer="layout" svg:width="33.883cm" svg:height="1.123cm" svg:x="0cm" svg:y="16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2" draw:style-name="Mgr4" draw:text-style-name="MP5" draw:layer="layout" svg:width="19.049cm" svg:height="0.561cm" draw:transform="rotate (-1.5707963267949) translate (17.22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hoek 14" draw:style-name="Mgr4" draw:text-style-name="MP5" draw:layer="layout" svg:width="19.049cm" svg:height="0.561cm" draw:transform="rotate (-1.5707963267949) translate (25.27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jdelijke aanduiding voor afbeelding 13" presentation:style-name="Mpr64" draw:text-style-name="MP18" draw:layer="backgroundobjects" svg:width="7.485cm" svg:height="13.322cm" svg:x="17.223cm" svg:y="3.479cm" presentation:class="outline" presentation:user-transformed="true">
        <draw:text-box>
          <text:p text:style-name="MP17"><text:span text:style-name="MT7">Click here to insert</text:span><text:span text:style-name="MT7"><text:line-break/></text:span><text:span text:style-name="MT7">an image</text:span></text:p>
        </draw:text-box>
      </draw:frame>
      <draw:frame draw:name="Tijdelijke aanduiding voor afbeelding 13" presentation:style-name="Mpr64" draw:text-style-name="MP18" draw:layer="backgroundobjects" svg:width="7.485cm" svg:height="13.322cm" svg:x="25.273cm" svg:y="3.479cm" presentation:class="outline" presentation:user-transformed="true">
        <draw:text-box>
          <text:p text:style-name="MP17"><text:span text:style-name="MT7">Click here to insert</text:span><text:span text:style-name="MT7"><text:line-break/></text:span><text:span text:style-name="MT7">an image</text:span></text:p>
        </draw:text-box>
      </draw:frame>
      <draw:frame draw:name="Tijdelijke aanduiding voor dianummer 5" presentation:style-name="Mpr65" draw:text-style-name="MP20" draw:layer="backgroundobjects" svg:width="7.623cm" svg:height="1.013cm" svg:x="25.369cm" svg:y="17.981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presentation:notes style:page-layout-name="PM2">
        <draw:page-thumbnail presentation:style-name="Text_20__26__20_Image_20_2x-title" draw:layer="backgroundobjects" svg:width="0.001cm" svg:height="0.001cm" svg:x="0cm" svg:y="2.257cm" presentation:class="page"/>
        <draw:frame presentation:style-name="Text_20__26__20_Image_20_2x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eiden University</dc:title>
    <meta:editing-cycles>6</meta:editing-cycles>
    <meta:creation-date>2025-07-04T19:34:12.800845410</meta:creation-date>
    <meta:editing-duration>PT17M16S</meta:editing-duration>
    <meta:generator>LibreOffice/24.2.7.2$Linux_X86_64 LibreOffice_project/420$Build-2</meta:generator>
    <dc:date>2025-07-05T14:56:31.222716399</dc:date>
    <meta:document-statistic meta:object-count="342"/>
    <meta:user-defined meta:name="AppVersion">16.0000</meta:user-defined>
    <meta:user-defined meta:name="ContentTypeId">0x010100798E77E9BB20574C88F1A51905EBD0AF</meta:user-defined>
    <meta:user-defined meta:name="Notes" meta:value-type="float">1</meta:user-defined>
    <meta:user-defined meta:name="PresentationFormat">Custom</meta:user-defined>
    <meta:user-defined meta:name="Slides" meta:value-type="float">12</meta:user-defined>
  </office:meta>
</office:document-meta>
</file>